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6902in"/>
    </style:style>
    <style:style style:name="co5" style:family="table-column">
      <style:table-column-properties fo:break-before="auto" style:column-width="3.36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c85e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dc85e9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dc85e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c85e9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cell-content()&gt;=1" style:apply-style-name="Good" style:base-cell-address="'Target Parameters'.AD1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=1" style:apply-style-name="Good" style:base-cell-address="'Target Parameters'.AD1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rget Parameter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6" table:default-cell-style-name="ce29"/>
        <table:table-column table:style-name="co4" table:default-cell-style-name="ce43"/>
        <table:table-column table:style-name="co4" table:default-cell-style-name="ce45"/>
        <table:table-column table:style-name="co4" table:number-columns-repeated="7" table:default-cell-style-name="ce29"/>
        <table:table-column table:style-name="co4" table:number-columns-repeated="2" table:default-cell-style-name="ce36"/>
        <table:table-column table:style-name="co4" table:number-columns-repeated="2" table:default-cell-style-name="ce29"/>
        <table:table-column table:style-name="co4" table:number-columns-repeated="2" table:default-cell-style-name="ce36"/>
        <table:table-column table:style-name="co4" table:number-columns-repeated="5" table:default-cell-style-name="ce29"/>
        <table:table-column table:style-name="co4" table:default-cell-style-name="ce73"/>
        <table:table-column table:style-name="co4" table:default-cell-style-name="ce70"/>
        <table:table-column table:style-name="co4" table:default-cell-style-name="ce29"/>
        <table:table-column table:style-name="co5" table:default-cell-style-name="ce26"/>
        <table:table-column table:style-name="co4" table:number-columns-repeated="990" table:default-cell-style-name="ce29"/>
        <table:table-column table:style-name="co4" table:default-cell-style-name="Default"/>
        <table:table-row table:style-name="ro1"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RC3 type</text:p>
          </table:table-cell>
          <table:table-cell table:style-name="ce20" office:value-type="string" calcext:value-type="string">
            <text:p>NED redshift</text:p>
          </table:table-cell>
          <table:table-cell table:style-name="ce20" office:value-type="string" calcext:value-type="string">
            <text:p>luminosity distance (Mpc)</text:p>
          </table:table-cell>
          <table:table-cell table:style-name="ce20" office:value-type="string" calcext:value-type="string">
            <text:p>luminosity distance unc. (Mpc)</text:p>
          </table:table-cell>
          <table:table-cell table:style-name="ce20" office:value-type="string" calcext:value-type="string">
            <text:p>distance reference</text:p>
          </table:table-cell>
          <table:table-cell table:style-name="ce20" office:value-type="string" calcext:value-type="string">
            <text:p>absolute B-band magnitude</text:p>
          </table:table-cell>
          <table:table-cell table:style-name="ce20" office:value-type="string" calcext:value-type="string">
            <text:p>stellar velocity dispersion (km/s)</text:p>
          </table:table-cell>
          <table:table-cell table:style-name="ce20" office:value-type="string" calcext:value-type="string">
            <text:p>stellar velocity dispersion unc. (km/s)</text:p>
          </table:table-cell>
          <table:table-cell table:style-name="ce39" office:value-type="string" calcext:value-type="string">
            <text:p>SMBH mass (solar masses)</text:p>
          </table:table-cell>
          <table:table-cell table:style-name="ce42" office:value-type="string" calcext:value-type="string">
            <text:p>SMBH radius of influence (pc)</text:p>
          </table:table-cell>
          <table:table-cell table:style-name="ce20" office:value-type="string" calcext:value-type="string">
            <text:p>angular scale (pc/arcsec)</text:p>
          </table:table-cell>
          <table:table-cell table:style-name="ce20" office:value-type="string" calcext:value-type="string">
            <text:p>dust major axis (arcsec)</text:p>
          </table:table-cell>
          <table:table-cell table:style-name="ce20" office:value-type="string" calcext:value-type="string">
            <text:p>dust minor axis (arcsec)</text:p>
          </table:table-cell>
          <table:table-cell table:style-name="ce20" office:value-type="string" calcext:value-type="string">
            <text:p>dust major axis (pc)</text:p>
          </table:table-cell>
          <table:table-cell table:style-name="ce20" office:value-type="string" calcext:value-type="string">
            <text:p>dust inclination (deg)</text:p>
          </table:table-cell>
          <table:table-cell table:style-name="ce20" office:value-type="string" calcext:value-type="string">
            <text:p>cycle</text:p>
          </table:table-cell>
          <table:table-cell table:style-name="ce20" office:value-type="string" calcext:value-type="string">
            <text:p>project</text:p>
          </table:table-cell>
          <table:table-cell table:style-name="ce20" office:value-type="string" calcext:value-type="string">
            <text:p>transition</text:p>
          </table:table-cell>
          <table:table-cell table:style-name="ce20" office:value-type="string" calcext:value-type="string">
            <text:p>obs date</text:p>
          </table:table-cell>
          <table:table-cell table:style-name="ce20" office:value-type="string" calcext:value-type="string">
            <text:p>integration time (s)</text:p>
          </table:table-cell>
          <table:table-cell table:style-name="ce20" office:value-type="string" calcext:value-type="string">
            <text:p>FOV (arcsec)</text:p>
          </table:table-cell>
          <table:table-cell table:style-name="ce20" office:value-type="string" calcext:value-type="string">
            <text:p>flux RMS (mJy/beam)</text:p>
          </table:table-cell>
          <table:table-cell table:style-name="ce20" office:value-type="string" calcext:value-type="string">
            <text:p>velocity bin (km/s)</text:p>
          </table:table-cell>
          <table:table-cell table:style-name="ce20" office:value-type="string" calcext:value-type="string">
            <text:p>beam major axis (arcsec)</text:p>
          </table:table-cell>
          <table:table-cell table:style-name="ce20" office:value-type="string" calcext:value-type="string">
            <text:p>beam minor axis (arcsec)</text:p>
          </table:table-cell>
          <table:table-cell table:style-name="ce20" office:value-type="string" calcext:value-type="string">
            <text:p>beam major axis (pc)</text:p>
          </table:table-cell>
          <table:table-cell table:style-name="ce20" office:value-type="string" calcext:value-type="string">
            <text:p>beam minor axis (pc)</text:p>
          </table:table-cell>
          <table:table-cell table:style-name="ce20" office:value-type="string" calcext:value-type="string">
            <text:p>gas sma / beam sma</text:p>
          </table:table-cell>
          <table:table-cell table:style-name="ce52" office:value-type="string" calcext:value-type="string">
            <text:p>ROI / beam radius</text:p>
          </table:table-cell>
          <table:table-cell table:style-name="ce22"/>
          <table:table-cell table:style-name="ce20" office:value-type="string" calcext:value-type="string">
            <text:p>Source</text:p>
          </table:table-cell>
          <table:table-cell table:style-name="ce24"/>
          <table:table-cell table:style-name="ce27" table:number-columns-repeated="990"/>
          <table:table-cell/>
        </table:table-row>
        <table:table-row table:style-name="ro2">
          <table:table-cell table:style-name="ce31" office:value-type="string" calcext:value-type="string">
            <text:p>NGC 0383</text:p>
          </table:table-cell>
          <table:table-cell table:style-name="ce36" office:value-type="string" calcext:value-type="string">
            <text:p>SA0</text:p>
          </table:table-cell>
          <table:table-cell table:style-name="ce36" office:value-type="float" office:value="0.017" calcext:value-type="float">
            <text:p>0.017</text:p>
          </table:table-cell>
          <table:table-cell table:style-name="ce36" office:value-type="float" office:value="66.1" calcext:value-type="float">
            <text:p>66.1</text:p>
          </table:table-cell>
          <table:table-cell table:style-name="ce36" office:value-type="float" office:value="2.61" calcext:value-type="float">
            <text:p>2.61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float" office:value="-21.69" calcext:value-type="float">
            <text:p>-21.69</text:p>
          </table:table-cell>
          <table:table-cell table:style-name="ce36" office:value-type="float" office:value="272.88" calcext:value-type="float">
            <text:p>272.88</text:p>
          </table:table-cell>
          <table:table-cell table:style-name="ce36" office:value-type="float" office:value="6.64" calcext:value-type="float">
            <text:p>6.64</text:p>
          </table:table-cell>
          <table:table-cell table:style-name="ce41" table:formula="of:=10^(-4 + 5.35 * LOG10([.H2]))" office:value-type="float" office:value="1077577784.27004" calcext:value-type="float">
            <text:p>1.08E+09</text:p>
          </table:table-cell>
          <table:table-cell table:style-name="ce47" table:formula="of:=0.004302*[.J2]/([.H2]^2)" office:value-type="float" office:value="62.2551985410146" calcext:value-type="float">
            <text:p>62.26</text:p>
          </table:table-cell>
          <table:table-cell table:style-name="ce49" table:formula="of:=(PI()/(180*3600))*1000000*[.D2]/((1+[.C2])^2)" office:value-type="float" office:value="309.837814395593" calcext:value-type="float">
            <text:p>309.837814395593</text:p>
          </table:table-cell>
          <table:table-cell table:style-name="ce36" office:value-type="float" office:value="3.4" calcext:value-type="float">
            <text:p>3.4</text:p>
          </table:table-cell>
          <table:table-cell table:style-name="ce36" office:value-type="float" office:value="2.5" calcext:value-type="float">
            <text:p>2.5</text:p>
          </table:table-cell>
          <table:table-cell table:style-name="ce36" table:formula="of:=[.L2]*[.M2]" office:value-type="float" office:value="1053.44856894502" calcext:value-type="float">
            <text:p>1053.44856894502</text:p>
          </table:table-cell>
          <table:table-cell table:style-name="ce36" table:formula="of:=ACOS([.N2]/[.M2])*180/PI()" office:value-type="float" office:value="42.6679254941084" calcext:value-type="float">
            <text:p>42.667925494108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419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21" calcext:value-type="date">
            <text:p>2016-06-21</text:p>
          </table:table-cell>
          <table:table-cell office:value-type="float" office:value="120.96" calcext:value-type="float">
            <text:p>120.96</text:p>
          </table:table-cell>
          <table:table-cell office:value-type="float" office:value="24.754" calcext:value-type="float">
            <text:p>24.754</text:p>
          </table:table-cell>
          <table:table-cell office:value-type="float" office:value="1.99" calcext:value-type="float">
            <text:p>1.99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59" calcext:value-type="float">
            <text:p>0.59</text:p>
          </table:table-cell>
          <table:table-cell table:formula="of:=[.L2]*[.Y2]" office:value-type="float" office:value="278.854032956034" calcext:value-type="float">
            <text:p>278.854032956034</text:p>
          </table:table-cell>
          <table:table-cell table:formula="of:=[.L2]*[.Z2]" office:value-type="float" office:value="182.8043104934" calcext:value-type="float">
            <text:p>182.8043104934</text:p>
          </table:table-cell>
          <table:table-cell/>
          <table:table-cell table:formula="of:=[.K2]/(AVERAGE([.AA2];[.AB2])/2)" office:value-type="float" office:value="0.539404946747885" calcext:value-type="float">
            <text:p>0.539404946747885</text:p>
          </table:table-cell>
          <table:table-cell table:number-columns-repeated="2"/>
          <table:table-cell table:style-name="ce25" office:value-type="string" calcext:value-type="string">
            <text:p>de Vaucouleurs (https://ui.adsabs.harvard.edu/abs/1991Sci...254.1667D/abstract)</text:p>
          </table:table-cell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style-name="ce32" office:value-type="string" calcext:value-type="string">
            <text:p>NGC 0524</text:p>
          </table:table-cell>
          <table:table-cell office:value-type="string" calcext:value-type="string">
            <text:p>SA0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23.99" calcext:value-type="float">
            <text:p>23.99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b</text:p>
          </table:table-cell>
          <table:table-cell office:value-type="float" office:value="-21.55" calcext:value-type="float">
            <text:p>-21.55</text:p>
          </table:table-cell>
          <table:table-cell office:value-type="float" office:value="236.69" calcext:value-type="float">
            <text:p>236.69</text:p>
          </table:table-cell>
          <table:table-cell office:value-type="float" office:value="4.5" calcext:value-type="float">
            <text:p>4.5</text:p>
          </table:table-cell>
          <table:table-cell table:style-name="ce41" table:formula="of:=10^(-4 + 5.35 * LOG10([.H3]))" office:value-type="float" office:value="503341242.283276" calcext:value-type="float">
            <text:p>5.03E+08</text:p>
          </table:table-cell>
          <table:table-cell table:style-name="ce47" table:formula="of:=0.004302*[.J3]/([.H3]^2)" office:value-type="float" office:value="38.6521007945043" calcext:value-type="float">
            <text:p>38.65</text:p>
          </table:table-cell>
          <table:table-cell table:style-name="ce49" table:formula="of:=(PI()/(180*3600))*1000000*[.D3]/((1+[.C3])^2)" office:value-type="float" office:value="114.463446088284" calcext:value-type="float">
            <text:p>114.463446088284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  <table:table-cell table:style-name="ce36" table:formula="of:=[.L3]*[.M3]" office:value-type="float" office:value="904.261224097443" calcext:value-type="float">
            <text:p>904.261224097443</text:p>
          </table:table-cell>
          <table:table-cell table:style-name="ce36" table:formula="of:=ACOS([.N3]/[.M3])*180/PI()" office:value-type="float" office:value="26.0078238856457" calcext:value-type="float">
            <text:p>26.0078238856457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466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7-17" calcext:value-type="date">
            <text:p>2016-07-17</text:p>
          </table:table-cell>
          <table:table-cell office:value-type="float" office:value="4898.88" calcext:value-type="float">
            <text:p>4898.88</text:p>
          </table:table-cell>
          <table:table-cell office:value-type="float" office:value="24.53" calcext:value-type="float">
            <text:p>24.53</text:p>
          </table:table-cell>
          <table:table-cell office:value-type="float" office:value="0.554" calcext:value-type="float">
            <text:p>0.554</text:p>
          </table:table-cell>
          <table:table-cell office:value-type="float" office:value="20.2" calcext:value-type="float">
            <text:p>20.2</text:p>
          </table:table-cell>
          <table:table-cell office:value-type="float" office:value="0.46" calcext:value-type="float">
            <text:p>0.46</text:p>
          </table:table-cell>
          <table:table-cell office:value-type="float" office:value="0.34" calcext:value-type="float">
            <text:p>0.34</text:p>
          </table:table-cell>
          <table:table-cell table:formula="of:=[.L3]*[.Y3]" office:value-type="float" office:value="52.6531852006106" calcext:value-type="float">
            <text:p>52.6531852006106</text:p>
          </table:table-cell>
          <table:table-cell table:formula="of:=[.L3]*[.Z3]" office:value-type="float" office:value="38.9175716700165" calcext:value-type="float">
            <text:p>38.9175716700165</text:p>
          </table:table-cell>
          <table:table-cell/>
          <table:table-cell table:formula="of:=[.K3]/(AVERAGE([.AA3];[.AB3])/2)" office:value-type="float" office:value="1.68840368324629" calcext:value-type="float">
            <text:p>1.68840368324629</text:p>
          </table:table-cell>
          <table:table-cell table:number-columns-repeated="2"/>
          <table:table-cell table:style-name="ce25" office:value-type="string" calcext:value-type="string">
            <text:p>HyperLEDA (kt, modbest, v3k, vdis, pa, logr25)</text:p>
          </table:table-cell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style-name="ce32" office:value-type="string" calcext:value-type="string">
            <text:p>NGC 0708</text:p>
          </table:table-cell>
          <table:table-cell office:value-type="string" calcext:value-type="string">
            <text:p>E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61.52" calcext:value-type="float">
            <text:p>61.52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d</text:p>
          </table:table-cell>
          <table:table-cell office:value-type="float" office:value="-20.36" calcext:value-type="float">
            <text:p>-20.36</text:p>
          </table:table-cell>
          <table:table-cell office:value-type="float" office:value="221.79" calcext:value-type="float">
            <text:p>221.79</text:p>
          </table:table-cell>
          <table:table-cell office:value-type="float" office:value="7.82" calcext:value-type="float">
            <text:p>7.82</text:p>
          </table:table-cell>
          <table:table-cell table:style-name="ce41" table:formula="of:=10^(-4 + 5.35 * LOG10([.H4]))" office:value-type="float" office:value="355458980.469768" calcext:value-type="float">
            <text:p>3.55E+08</text:p>
          </table:table-cell>
          <table:table-cell table:style-name="ce47" table:formula="of:=0.004302*[.J4]/([.H4]^2)" office:value-type="float" office:value="31.0867968507338" calcext:value-type="float">
            <text:p>31.09</text:p>
          </table:table-cell>
          <table:table-cell table:style-name="ce49" table:formula="of:=(PI()/(180*3600))*1000000*[.D4]/((1+[.C4])^2)" office:value-type="float" office:value="288.999986823754" calcext:value-type="float">
            <text:p>288.999986823754</text:p>
          </table:table-cell>
          <table:table-cell office:value-type="float" office:value="2.7" calcext:value-type="float">
            <text:p>2.7</text:p>
          </table:table-cell>
          <table:table-cell office:value-type="float" office:value="1.35" calcext:value-type="float">
            <text:p>1.35</text:p>
          </table:table-cell>
          <table:table-cell table:style-name="ce36" table:formula="of:=[.L4]*[.M4]" office:value-type="float" office:value="780.299964424137" calcext:value-type="float">
            <text:p>780.299964424137</text:p>
          </table:table-cell>
          <table:table-cell table:style-name="ce36" table:formula="of:=ACOS([.N4]/[.M4])*180/PI()" office:value-type="float" office:value="60" calcext:value-type="float">
            <text:p>60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59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27" calcext:value-type="date">
            <text:p>2016-06-27</text:p>
          </table:table-cell>
          <table:table-cell office:value-type="float" office:value="665.28" calcext:value-type="float">
            <text:p>665.28</text:p>
          </table:table-cell>
          <table:table-cell office:value-type="float" office:value="24.703" calcext:value-type="float">
            <text:p>24.703</text:p>
          </table:table-cell>
          <table:table-cell office:value-type="float" office:value="0.726" calcext:value-type="float">
            <text:p>0.726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53" calcext:value-type="float">
            <text:p>0.53</text:p>
          </table:table-cell>
          <table:table-cell table:formula="of:=[.L4]*[.Y4]" office:value-type="float" office:value="248.539988668429" calcext:value-type="float">
            <text:p>248.539988668429</text:p>
          </table:table-cell>
          <table:table-cell table:formula="of:=[.L4]*[.Z4]" office:value-type="float" office:value="153.16999301659" calcext:value-type="float">
            <text:p>153.16999301659</text:p>
          </table:table-cell>
          <table:table-cell/>
          <table:table-cell table:formula="of:=[.K4]/(AVERAGE([.AA4];[.AB4])/2)" office:value-type="float" office:value="0.309544679177118" calcext:value-type="float">
            <text:p>0.309544679177118</text:p>
          </table:table-cell>
          <table:table-cell/>
          <table:table-cell office:value-type="string" calcext:value-type="string">
            <text:p>a</text:p>
          </table:table-cell>
          <table:table-cell table:style-name="ce25" office:value-type="string" calcext:value-type="string">
            <text:p>Distance from NED redshift (Virgo + GA + Shapley)</text:p>
          </table:table-cell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style-name="ce33" office:value-type="string" calcext:value-type="string">
            <text:p>NGC 0997</text:p>
          </table:table-cell>
          <table:table-cell office:value-type="string" calcext:value-type="string">
            <text:p>E</text:p>
          </table:table-cell>
          <table:table-cell office:value-type="float" office:value="0.02169" calcext:value-type="float">
            <text:p>0.02169</text:p>
          </table:table-cell>
          <table:table-cell office:value-type="float" office:value="92.92" calcext:value-type="float">
            <text:p>92.92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a</text:p>
          </table:table-cell>
          <table:table-cell office:value-type="float" office:value="-20.84" calcext:value-type="float">
            <text:p>-20.84</text:p>
          </table:table-cell>
          <table:table-cell table:number-columns-repeated="2"/>
          <table:table-cell table:style-name="ce41"/>
          <table:table-cell table:style-name="ce47"/>
          <table:table-cell table:style-name="ce49" table:formula="of:=(PI()/(180*3600))*1000000*[.D5]/((1+[.C5])^2)" office:value-type="float" office:value="431.56456928714" calcext:value-type="float">
            <text:p>431.56456928714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table:style-name="ce36" table:formula="of:=[.L5]*[.M5]" office:value-type="float" office:value="2805.16970036641" calcext:value-type="float">
            <text:p>2805.16970036641</text:p>
          </table:table-cell>
          <table:table-cell table:style-name="ce36" table:formula="of:=ACOS([.N5]/[.M5])*180/PI()" office:value-type="float" office:value="32.204227503972" calcext:value-type="float">
            <text:p>32.204227503972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187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8-19" calcext:value-type="date">
            <text:p>2016-08-19</text:p>
          </table:table-cell>
          <table:table-cell office:value-type="float" office:value="756" calcext:value-type="float">
            <text:p>756</text:p>
          </table:table-cell>
          <table:table-cell office:value-type="float" office:value="24.917" calcext:value-type="float">
            <text:p>24.917</text:p>
          </table:table-cell>
          <table:table-cell office:value-type="float" office:value="1.29" calcext:value-type="float">
            <text:p>1.29</text:p>
          </table:table-cell>
          <table:table-cell office:value-type="float" office:value="9.9" calcext:value-type="float">
            <text:p>9.9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table:formula="of:=[.L5]*[.Y5]" office:value-type="float" office:value="138.100662171885" calcext:value-type="float">
            <text:p>138.100662171885</text:p>
          </table:table-cell>
          <table:table-cell table:formula="of:=[.L5]*[.Z5]" office:value-type="float" office:value="112.206788014656" calcext:value-type="float">
            <text:p>112.206788014656</text:p>
          </table:table-cell>
          <table:table-cell/>
          <table:table-cell table:formula="of:=[.K5]/(AVERAGE([.AA5];[.AB5])/2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style-name="ce25" office:value-type="string" calcext:value-type="string">
            <text:p>Tonry, et al. (https://ui.adsabs.harvard.edu/abs/2001ApJ...546..681T/abstract)</text:p>
          </table:table-cell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NGC 1332</text:p>
          </table:table-cell>
          <table:table-cell office:value-type="string" calcext:value-type="string">
            <text:p>S0</text:p>
          </table:table-cell>
          <table:table-cell office:value-type="float" office:value="0.0054" calcext:value-type="float">
            <text:p>0.0054</text:p>
          </table:table-cell>
          <table:table-cell office:value-type="float" office:value="22.91" calcext:value-type="float">
            <text:p>22.9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b</text:p>
          </table:table-cell>
          <table:table-cell office:value-type="float" office:value="-20.74" calcext:value-type="float">
            <text:p>-20.74</text:p>
          </table:table-cell>
          <table:table-cell office:value-type="float" office:value="294.62" calcext:value-type="float">
            <text:p>294.62</text:p>
          </table:table-cell>
          <table:table-cell office:value-type="float" office:value="11.31" calcext:value-type="float">
            <text:p>11.31</text:p>
          </table:table-cell>
          <table:table-cell table:style-name="ce41" table:formula="of:=10^(-4 + 5.35 * LOG10([.H6]))" office:value-type="float" office:value="1623876155.08379" calcext:value-type="float">
            <text:p>1.62E+09</text:p>
          </table:table-cell>
          <table:table-cell table:style-name="ce47" table:formula="of:=0.004302*[.J6]/([.H6]^2)" office:value-type="float" office:value="80.4820185708769" calcext:value-type="float">
            <text:p>80.48</text:p>
          </table:table-cell>
          <table:table-cell table:style-name="ce49" table:formula="of:=(PI()/(180*3600))*1000000*[.D6]/((1+[.C6])^2)" office:value-type="float" office:value="109.880896532699" calcext:value-type="float">
            <text:p>109.880896532699</text:p>
          </table:table-cell>
          <table:table-cell office:value-type="float" office:value="2.1" calcext:value-type="float">
            <text:p>2.1</text:p>
          </table:table-cell>
          <table:table-cell office:value-type="float" office:value="0.28" calcext:value-type="float">
            <text:p>0.28</text:p>
          </table:table-cell>
          <table:table-cell table:style-name="ce36" table:formula="of:=[.L6]*[.M6]" office:value-type="float" office:value="230.749882718667" calcext:value-type="float">
            <text:p>230.749882718667</text:p>
          </table:table-cell>
          <table:table-cell table:style-name="ce36" table:formula="of:=ACOS([.N6]/[.M6])*180/PI()" office:value-type="float" office:value="82.3377443392339" calcext:value-type="float">
            <text:p>82.3377443392339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896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5-10-16" calcext:value-type="date">
            <text:p>2015-10-16</text:p>
          </table:table-cell>
          <table:table-cell table:style-name="ce36" office:value-type="float" office:value="6295.968" calcext:value-type="float">
            <text:p>6295.968</text:p>
          </table:table-cell>
          <table:table-cell table:style-name="ce36" office:value-type="float" office:value="25.277" calcext:value-type="float">
            <text:p>25.277</text:p>
          </table:table-cell>
          <table:table-cell office:value-type="float" office:value="0.19" calcext:value-type="float">
            <text:p>0.19</text:p>
          </table:table-cell>
          <table:table-cell office:value-type="float" office:value="20.2" calcext:value-type="float">
            <text:p>20.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5" calcext:value-type="float">
            <text:p>0.025</text:p>
          </table:table-cell>
          <table:table-cell table:formula="of:=[.L6]*[.Y6]" office:value-type="float" office:value="4.50511675784064" calcext:value-type="float">
            <text:p>4.50511675784064</text:p>
          </table:table-cell>
          <table:table-cell table:formula="of:=[.L6]*[.Z6]" office:value-type="float" office:value="2.74702241331747" calcext:value-type="float">
            <text:p>2.74702241331747</text:p>
          </table:table-cell>
          <table:table-cell/>
          <table:table-cell table:formula="of:=[.K6]/(AVERAGE([.AA6];[.AB6])/2)" office:value-type="float" office:value="44.3907744578071" calcext:value-type="float">
            <text:p>44.3907744578071</text:p>
          </table:table-cell>
          <table:table-cell/>
          <table:table-cell office:value-type="string" calcext:value-type="string">
            <text:p>c</text:p>
          </table:table-cell>
          <table:table-cell table:style-name="ce25" office:value-type="string" calcext:value-type="string">
            <text:p>Mandel et al. (https://ui.adsabs.harvard.edu/abs/2011ApJ...731..120M/abstract)</text:p>
          </table:table-cell>
          <table:table-cell table:style-name="Default" office:value-type="string" calcext:value-type="string">
            <text:p>The H0 used here is 72 km/s/Mpc. <text:s/>Using d_L' = d_L + Delta(d_L), and using Delta(d_L) = d_L*Delta(H0)/H0, we get d_L' = d_L(1+Delta(H0)/H0) ~ 1.06 d_L. <text:s/>Our distances in our tables are 1.06 times farther to make up for the different cosmologies.</text:p>
          </table:table-cell>
          <table:table-cell table:number-columns-repeated="990"/>
        </table:table-row>
        <table:table-row table:style-name="ro2">
          <table:table-cell table:style-name="ce33" office:value-type="string" calcext:value-type="string">
            <text:p>NGC 1332</text:p>
          </table:table-cell>
          <table:table-cell office:value-type="string" calcext:value-type="string">
            <text:p>S0</text:p>
          </table:table-cell>
          <table:table-cell office:value-type="float" office:value="0.0054" calcext:value-type="float">
            <text:p>0.0054</text:p>
          </table:table-cell>
          <table:table-cell office:value-type="float" office:value="22.91" calcext:value-type="float">
            <text:p>22.91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b</text:p>
          </table:table-cell>
          <table:table-cell office:value-type="float" office:value="-20.74" calcext:value-type="float">
            <text:p>-20.74</text:p>
          </table:table-cell>
          <table:table-cell office:value-type="float" office:value="294.62" calcext:value-type="float">
            <text:p>294.62</text:p>
          </table:table-cell>
          <table:table-cell office:value-type="float" office:value="11.31" calcext:value-type="float">
            <text:p>11.31</text:p>
          </table:table-cell>
          <table:table-cell table:style-name="ce41" table:formula="of:=10^(-4 + 5.35 * LOG10([.H7]))" office:value-type="float" office:value="1623876155.08379" calcext:value-type="float">
            <text:p>1.62E+09</text:p>
          </table:table-cell>
          <table:table-cell table:style-name="ce47" table:formula="of:=0.004302*[.J7]/([.H7]^2)" office:value-type="float" office:value="80.4820185708769" calcext:value-type="float">
            <text:p>80.48</text:p>
          </table:table-cell>
          <table:table-cell table:style-name="ce49" table:formula="of:=(PI()/(180*3600))*1000000*[.D7]/((1+[.C7])^2)" office:value-type="float" office:value="109.880896532699" calcext:value-type="float">
            <text:p>109.880896532699</text:p>
          </table:table-cell>
          <table:table-cell office:value-type="float" office:value="2.1" calcext:value-type="float">
            <text:p>2.1</text:p>
          </table:table-cell>
          <table:table-cell office:value-type="float" office:value="0.28" calcext:value-type="float">
            <text:p>0.28</text:p>
          </table:table-cell>
          <table:table-cell table:style-name="ce36" table:formula="of:=[.L7]*[.M7]" office:value-type="float" office:value="230.749882718667" calcext:value-type="float">
            <text:p>230.749882718667</text:p>
          </table:table-cell>
          <table:table-cell table:style-name="ce36" table:formula="of:=ACOS([.N7]/[.M7])*180/PI()" office:value-type="float" office:value="82.3377443392339" calcext:value-type="float">
            <text:p>82.3377443392339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2013.1.00229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4-09-01" calcext:value-type="date">
            <text:p>2014-09-01</text:p>
          </table:table-cell>
          <table:table-cell table:style-name="ce36" office:value-type="float" office:value="1300.32" calcext:value-type="float">
            <text:p>1300.32</text:p>
          </table:table-cell>
          <table:table-cell table:style-name="ce36" office:value-type="float" office:value="24.644" calcext:value-type="float">
            <text:p>24.644</text:p>
          </table:table-cell>
          <table:table-cell office:value-type="float" office:value="0.457" calcext:value-type="float">
            <text:p>0.457</text:p>
          </table:table-cell>
          <table:table-cell office:value-type="float" office:value="19.9" calcext:value-type="float">
            <text:p>19.9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table:formula="of:=[.L7]*[.Y7]" office:value-type="float" office:value="35.1618868904636" calcext:value-type="float">
            <text:p>35.1618868904636</text:p>
          </table:table-cell>
          <table:table-cell table:formula="of:=[.L7]*[.Z7]" office:value-type="float" office:value="25.2726062025207" calcext:value-type="float">
            <text:p>25.2726062025207</text:p>
          </table:table-cell>
          <table:table-cell/>
          <table:table-cell table:formula="of:=[.K7]/(AVERAGE([.AA7];[.AB7])/2)" office:value-type="float" office:value="5.32689293493685" calcext:value-type="float">
            <text:p>5.32689293493685</text:p>
          </table:table-cell>
          <table:table-cell table:number-columns-repeated="2"/>
          <table:table-cell table:style-name="ce25"/>
          <table:table-cell table:style-name="Default"/>
          <table:table-cell table:number-columns-repeated="990"/>
        </table:table-row>
        <table:table-row table:style-name="ro2">
          <table:table-cell office:value-type="string" calcext:value-type="string">
            <text:p>NGC 1380</text:p>
          </table:table-cell>
          <table:table-cell office:value-type="string" calcext:value-type="string">
            <text:p>SA0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17.62" calcext:value-type="float">
            <text:p>17.62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b</text:p>
          </table:table-cell>
          <table:table-cell office:value-type="float" office:value="-20.73" calcext:value-type="float">
            <text:p>-20.73</text:p>
          </table:table-cell>
          <table:table-cell office:value-type="float" office:value="214.53" calcext:value-type="float">
            <text:p>214.53</text:p>
          </table:table-cell>
          <table:table-cell office:value-type="float" office:value="4.58" calcext:value-type="float">
            <text:p>4.58</text:p>
          </table:table-cell>
          <table:table-cell table:style-name="ce41" table:formula="of:=10^(-4 + 5.35 * LOG10([.H8]))" office:value-type="float" office:value="297482193.602242" calcext:value-type="float">
            <text:p>2.97E+08</text:p>
          </table:table-cell>
          <table:table-cell table:style-name="ce47" table:formula="of:=0.004302*[.J8]/([.H8]^2)" office:value-type="float" office:value="27.807075484028" calcext:value-type="float">
            <text:p>27.81</text:p>
          </table:table-cell>
          <table:table-cell table:style-name="ce49" table:formula="of:=(PI()/(180*3600))*1000000*[.D8]/((1+[.C8])^2)" office:value-type="float" office:value="84.3646195280449" calcext:value-type="float">
            <text:p>84.3646195280449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table:style-name="ce36" table:formula="of:=[.L8]*[.M8]" office:value-type="float" office:value="404.950173734616" calcext:value-type="float">
            <text:p>404.950173734616</text:p>
          </table:table-cell>
          <table:table-cell table:style-name="ce36" table:formula="of:=ACOS([.N8]/[.M8])*180/PI()" office:value-type="float" office:value="71.790043135717" calcext:value-type="float">
            <text:p>71.790043135717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2013.1.00229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5-06-11" calcext:value-type="date">
            <text:p>2015-06-11</text:p>
          </table:table-cell>
          <table:table-cell office:value-type="float" office:value="2661.12" calcext:value-type="float">
            <text:p>2661.12</text:p>
          </table:table-cell>
          <table:table-cell office:value-type="float" office:value="24.667" calcext:value-type="float">
            <text:p>24.667</text:p>
          </table:table-cell>
          <table:table-cell office:value-type="float" office:value="0.498" calcext:value-type="float">
            <text:p>0.498</text:p>
          </table:table-cell>
          <table:table-cell office:value-type="float" office:value="19.9" calcext:value-type="float">
            <text:p>19.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formula="of:=[.L8]*[.Y8]" office:value-type="float" office:value="19.4038624914503" calcext:value-type="float">
            <text:p>19.4038624914503</text:p>
          </table:table-cell>
          <table:table-cell table:formula="of:=[.L8]*[.Z8]" office:value-type="float" office:value="15.1856315150481" calcext:value-type="float">
            <text:p>15.1856315150481</text:p>
          </table:table-cell>
          <table:table-cell/>
          <table:table-cell table:formula="of:=[.K8]/(AVERAGE([.AA8];[.AB8])/2)" office:value-type="float" office:value="3.21566721719651" calcext:value-type="float">
            <text:p>3.21566721719651</text:p>
          </table:table-cell>
          <table:table-cell/>
          <table:table-cell office:value-type="string" calcext:value-type="string">
            <text:p>d</text:p>
          </table:table-cell>
          <table:table-cell table:style-name="ce25" office:value-type="string" calcext:value-type="string">
            <text:p>Jensen, et al. (https://iopscience.iop.org/article/10.3847/1538-4365/ac01e7/pdf)</text:p>
          </table:table-cell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style-name="ce32" office:value-type="string" calcext:value-type="string">
            <text:p>NGC 1386</text:p>
          </table:table-cell>
          <table:table-cell office:value-type="string" calcext:value-type="string">
            <text:p>SB0</text:p>
          </table:table-cell>
          <table:table-cell office:value-type="float" office:value="0.0029" calcext:value-type="float">
            <text:p>0.0029</text:p>
          </table:table-cell>
          <table:table-cell office:value-type="float" office:value="16.52" calcext:value-type="float">
            <text:p>16.52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b</text:p>
          </table:table-cell>
          <table:table-cell office:value-type="float" office:value="-19.06" calcext:value-type="float">
            <text:p>-19.06</text:p>
          </table:table-cell>
          <table:table-cell office:value-type="float" office:value="133.08" calcext:value-type="float">
            <text:p>133.08</text:p>
          </table:table-cell>
          <table:table-cell office:value-type="float" office:value="6.7" calcext:value-type="float">
            <text:p>6.7</text:p>
          </table:table-cell>
          <table:table-cell table:style-name="ce41" table:formula="of:=10^(-4 + 5.35 * LOG10([.H9]))" office:value-type="float" office:value="23120830.9456359" calcext:value-type="float">
            <text:p>2.31E+07</text:p>
          </table:table-cell>
          <table:table-cell table:style-name="ce47" table:formula="of:=0.004302*[.J9]/([.H9]^2)" office:value-type="float" office:value="5.61627364355472" calcext:value-type="float">
            <text:p>5.62</text:p>
          </table:table-cell>
          <table:table-cell table:style-name="ce49" table:formula="of:=(PI()/(180*3600))*1000000*[.D9]/((1+[.C9])^2)" office:value-type="float" office:value="79.6287039589333" calcext:value-type="float">
            <text:p>79.6287039589333</text:p>
          </table:table-cell>
          <table:table-cell office:value-type="float" office:value="33.6" calcext:value-type="float">
            <text:p>33.6</text:p>
          </table:table-cell>
          <table:table-cell office:value-type="float" office:value="8.3" calcext:value-type="float">
            <text:p>8.3</text:p>
          </table:table-cell>
          <table:table-cell table:style-name="ce36" table:formula="of:=[.L9]*[.M9]" office:value-type="float" office:value="2675.52445302016" calcext:value-type="float">
            <text:p>2675.52445302016</text:p>
          </table:table-cell>
          <table:table-cell table:style-name="ce36" table:formula="of:=ACOS([.N9]/[.M9])*180/PI()" office:value-type="float" office:value="75.6985338146386" calcext:value-type="float">
            <text:p>75.6985338146386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497.S</text:p>
          </table:table-cell>
          <table:table-cell office:value-type="string" calcext:value-type="string">
            <text:p>\coone</text:p>
          </table:table-cell>
          <table:table-cell table:style-name="ce78" office:value-type="date" office:date-value="2016-01-07" calcext:value-type="date">
            <text:p>2016-01-07</text:p>
          </table:table-cell>
          <table:table-cell office:value-type="float" office:value="211.68" calcext:value-type="float">
            <text:p>211.68</text:p>
          </table:table-cell>
          <table:table-cell office:value-type="float" office:value="54.052" calcext:value-type="float">
            <text:p>54.052</text:p>
          </table:table-cell>
          <table:table-cell office:value-type="float" office:value="4.25" calcext:value-type="float">
            <text:p>4.25</text:p>
          </table:table-cell>
          <table:table-cell office:value-type="float" office:value="20.3" calcext:value-type="float">
            <text:p>20.3</text:p>
          </table:table-cell>
          <table:table-cell office:value-type="float" office:value="2.85" calcext:value-type="float">
            <text:p>2.85</text:p>
          </table:table-cell>
          <table:table-cell office:value-type="float" office:value="1.94" calcext:value-type="float">
            <text:p>1.94</text:p>
          </table:table-cell>
          <table:table-cell table:formula="of:=[.L9]*[.Y9]" office:value-type="float" office:value="226.94180628296" calcext:value-type="float">
            <text:p>226.94180628296</text:p>
          </table:table-cell>
          <table:table-cell table:formula="of:=[.L9]*[.Z9]" office:value-type="float" office:value="154.479685680331" calcext:value-type="float">
            <text:p>154.479685680331</text:p>
          </table:table-cell>
          <table:table-cell/>
          <table:table-cell table:formula="of:=[.K9]/(AVERAGE([.AA9];[.AB9])/2)" office:value-type="float" office:value="0.0588983448693055" calcext:value-type="float">
            <text:p>0.0588983448693055</text:p>
          </table:table-cell>
          <table:table-cell/>
          <table:table-cell office:value-type="string" calcext:value-type="string">
            <text:p>e</text:p>
          </table:table-cell>
          <table:table-cell table:style-name="ce25" office:value-type="string" calcext:value-type="string">
            <text:p>Blakeslee, et al. (https://iopscience.iop.org/article/10.1088/0004-637X/694/1/556/pdf)</text:p>
          </table:table-cell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style-name="ce32" office:value-type="string" calcext:value-type="string">
            <text:p>NGC 1387</text:p>
          </table:table-cell>
          <table:table-cell office:value-type="string" calcext:value-type="string">
            <text:p>SAB0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20.32" calcext:value-type="float">
            <text:p>20.32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b</text:p>
          </table:table-cell>
          <table:table-cell office:value-type="float" office:value="-19.71" calcext:value-type="float">
            <text:p>-19.71</text:p>
          </table:table-cell>
          <table:table-cell office:value-type="float" office:value="167.31" calcext:value-type="float">
            <text:p>167.31</text:p>
          </table:table-cell>
          <table:table-cell office:value-type="float" office:value="11.56" calcext:value-type="float">
            <text:p>11.56</text:p>
          </table:table-cell>
          <table:table-cell table:style-name="ce41" table:formula="of:=10^(-4 + 5.35 * LOG10([.H10]))" office:value-type="float" office:value="78675979.9135561" calcext:value-type="float">
            <text:p>7.87E+07</text:p>
          </table:table-cell>
          <table:table-cell table:style-name="ce47" table:formula="of:=0.004302*[.J10]/([.H10]^2)" office:value-type="float" office:value="12.0911822801897" calcext:value-type="float">
            <text:p>12.09</text:p>
          </table:table-cell>
          <table:table-cell table:style-name="ce49" table:formula="of:=(PI()/(180*3600))*1000000*[.D10]/((1+[.C10])^2)" office:value-type="float" office:value="97.2922286498225" calcext:value-type="float">
            <text:p>97.2922286498225</text:p>
          </table:table-cell>
          <table:table-cell office:value-type="float" office:value="8.5" calcext:value-type="float">
            <text:p>8.5</text:p>
          </table:table-cell>
          <table:table-cell office:value-type="float" office:value="7.8" calcext:value-type="float">
            <text:p>7.8</text:p>
          </table:table-cell>
          <table:table-cell table:style-name="ce36" table:formula="of:=[.L10]*[.M10]" office:value-type="float" office:value="826.983943523491" calcext:value-type="float">
            <text:p>826.983943523491</text:p>
          </table:table-cell>
          <table:table-cell table:style-name="ce36" table:formula="of:=ACOS([.N10]/[.M10])*180/PI()" office:value-type="float" office:value="23.4155136154944" calcext:value-type="float">
            <text:p>23.415513615494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497.S</text:p>
          </table:table-cell>
          <table:table-cell office:value-type="string" calcext:value-type="string">
            <text:p>\coone</text:p>
          </table:table-cell>
          <table:table-cell table:style-name="ce78" office:value-type="date" office:date-value="2016-01-07" calcext:value-type="date">
            <text:p>2016-01-07</text:p>
          </table:table-cell>
          <table:table-cell office:value-type="float" office:value="211.68" calcext:value-type="float">
            <text:p>211.68</text:p>
          </table:table-cell>
          <table:table-cell office:value-type="float" office:value="54.052" calcext:value-type="float">
            <text:p>54.052</text:p>
          </table:table-cell>
          <table:table-cell office:value-type="float" office:value="4.06" calcext:value-type="float">
            <text:p>4.06</text:p>
          </table:table-cell>
          <table:table-cell office:value-type="float" office:value="10.1" calcext:value-type="float">
            <text:p>10.1</text:p>
          </table:table-cell>
          <table:table-cell office:value-type="float" office:value="2.85" calcext:value-type="float">
            <text:p>2.85</text:p>
          </table:table-cell>
          <table:table-cell office:value-type="float" office:value="1.94" calcext:value-type="float">
            <text:p>1.94</text:p>
          </table:table-cell>
          <table:table-cell table:formula="of:=[.L10]*[.Y10]" office:value-type="float" office:value="277.282851651994" calcext:value-type="float">
            <text:p>277.282851651994</text:p>
          </table:table-cell>
          <table:table-cell table:formula="of:=[.L10]*[.Z10]" office:value-type="float" office:value="188.746923580656" calcext:value-type="float">
            <text:p>188.746923580656</text:p>
          </table:table-cell>
          <table:table-cell/>
          <table:table-cell table:formula="of:=[.K10]/(AVERAGE([.AA10];[.AB10])/2)" office:value-type="float" office:value="0.103780341281014" calcext:value-type="float">
            <text:p>0.103780341281014</text:p>
          </table:table-cell>
          <table:table-cell/>
          <table:table-cell office:value-type="string" calcext:value-type="string">
            <text:p>f</text:p>
          </table:table-cell>
          <table:table-cell table:style-name="ce25" office:value-type="string" calcext:value-type="string">
            <text:p>Use NGC 4435's distance due to proximity to each other. <text:s/>Vollmer et al. (https://www.aanda.org/articles/aa/pdf/2005/38/aa1389-04.pdf)</text:p>
          </table:table-cell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style-name="ce33" office:value-type="string" calcext:value-type="string">
            <text:p>NGC 1684</text:p>
          </table:table-cell>
          <table:table-cell office:value-type="string" calcext:value-type="string">
            <text:p>cD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62.78" calcext:value-type="float">
            <text:p>62.7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d</text:p>
          </table:table-cell>
          <table:table-cell office:value-type="float" office:value="-21.29" calcext:value-type="float">
            <text:p>-21.29</text:p>
          </table:table-cell>
          <table:table-cell office:value-type="float" office:value="273.77" calcext:value-type="float">
            <text:p>273.77</text:p>
          </table:table-cell>
          <table:table-cell office:value-type="float" office:value="13.83" calcext:value-type="float">
            <text:p>13.83</text:p>
          </table:table-cell>
          <table:table-cell table:style-name="ce41" table:formula="of:=10^(-4 + 5.35 * LOG10([.H11]))" office:value-type="float" office:value="1096514374.71935" calcext:value-type="float">
            <text:p>1.10E+09</text:p>
          </table:table-cell>
          <table:table-cell table:style-name="ce47" table:formula="of:=0.004302*[.J11]/([.H11]^2)" office:value-type="float" office:value="62.9380123834859" calcext:value-type="float">
            <text:p>62.94</text:p>
          </table:table-cell>
          <table:table-cell table:style-name="ce49" table:formula="of:=(PI()/(180*3600))*1000000*[.D11]/((1+[.C11])^2)" office:value-type="float" office:value="295.529626496828" calcext:value-type="float">
            <text:p>295.529626496828</text:p>
          </table:table-cell>
          <table:table-cell office:value-type="float" office:value="11.7" calcext:value-type="float">
            <text:p>11.7</text:p>
          </table:table-cell>
          <table:table-cell office:value-type="float" office:value="4.8" calcext:value-type="float">
            <text:p>4.8</text:p>
          </table:table-cell>
          <table:table-cell table:style-name="ce36" table:formula="of:=[.L11]*[.M11]" office:value-type="float" office:value="3457.69663001289" calcext:value-type="float">
            <text:p>3457.69663001289</text:p>
          </table:table-cell>
          <table:table-cell table:style-name="ce36" table:formula="of:=ACOS([.N11]/[.M11])*180/PI()" office:value-type="float" office:value="65.7790568909963" calcext:value-type="float">
            <text:p>65.7790568909963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187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3-31" calcext:value-type="date">
            <text:p>2016-03-31</text:p>
          </table:table-cell>
          <table:table-cell office:value-type="float" office:value="483.84" calcext:value-type="float">
            <text:p>483.84</text:p>
          </table:table-cell>
          <table:table-cell office:value-type="float" office:value="24.749" calcext:value-type="float">
            <text:p>24.749</text:p>
          </table:table-cell>
          <table:table-cell office:value-type="float" office:value="2.54" calcext:value-type="float">
            <text:p>2.54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0.77" calcext:value-type="float">
            <text:p>0.77</text:p>
          </table:table-cell>
          <table:table-cell table:formula="of:=[.L11]*[.Y11]" office:value-type="float" office:value="304.395515291733" calcext:value-type="float">
            <text:p>304.395515291733</text:p>
          </table:table-cell>
          <table:table-cell table:formula="of:=[.L11]*[.Z11]" office:value-type="float" office:value="227.557812402557" calcext:value-type="float">
            <text:p>227.557812402557</text:p>
          </table:table-cell>
          <table:table-cell/>
          <table:table-cell table:formula="of:=[.K11]/(AVERAGE([.AA11];[.AB11])/2)" office:value-type="float" office:value="0.473259657243133" calcext:value-type="float">
            <text:p>0.473259657243133</text:p>
          </table:table-cell>
          <table:table-cell table:number-columns-repeated="2"/>
          <table:table-cell table:style-name="ce25"/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style-name="ce28" office:value-type="string" calcext:value-type="string">
            <text:p>NGC 3258</text:p>
          </table:table-cell>
          <table:table-cell office:value-type="string" calcext:value-type="string">
            <text:p>E1</text:p>
          </table:table-cell>
          <table:table-cell office:value-type="float" office:value="0.0096" calcext:value-type="float">
            <text:p>0.0096</text:p>
          </table:table-cell>
          <table:table-cell office:value-type="float" office:value="32.06" calcext:value-type="float">
            <text:p>32.06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b</text:p>
          </table:table-cell>
          <table:table-cell office:value-type="float" office:value="-20.52" calcext:value-type="float">
            <text:p>-20.52</text:p>
          </table:table-cell>
          <table:table-cell office:value-type="float" office:value="261.04" calcext:value-type="float">
            <text:p>261.04</text:p>
          </table:table-cell>
          <table:table-cell office:value-type="float" office:value="9.81" calcext:value-type="float">
            <text:p>9.81</text:p>
          </table:table-cell>
          <table:table-cell table:style-name="ce41" table:formula="of:=10^(-4 + 5.35 * LOG10([.H12]))" office:value-type="float" office:value="849929249.199915" calcext:value-type="float">
            <text:p>8.50E+08</text:p>
          </table:table-cell>
          <table:table-cell table:style-name="ce47" table:formula="of:=0.004302*[.J12]/([.H12]^2)" office:value-type="float" office:value="53.6585656897686" calcext:value-type="float">
            <text:p>53.66</text:p>
          </table:table-cell>
          <table:table-cell table:style-name="ce49" table:formula="of:=(PI()/(180*3600))*1000000*[.D12]/((1+[.C12])^2)" office:value-type="float" office:value="152.489415952848" calcext:value-type="float">
            <text:p>152.489415952848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table:style-name="ce36" table:formula="of:=[.L12]*[.M12]" office:value-type="float" office:value="167.738357548133" calcext:value-type="float">
            <text:p>167.738357548133</text:p>
          </table:table-cell>
          <table:table-cell table:style-name="ce36" table:formula="of:=ACOS([.N12]/[.M12])*180/PI()" office:value-type="float" office:value="50.4788036413578" calcext:value-type="float">
            <text:p>50.4788036413578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2013.1.00229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4-06-12" calcext:value-type="date">
            <text:p>2014-06-12</text:p>
          </table:table-cell>
          <table:table-cell office:value-type="float" office:value="2661.12" calcext:value-type="float">
            <text:p>2661.12</text:p>
          </table:table-cell>
          <table:table-cell office:value-type="float" office:value="24.744" calcext:value-type="float">
            <text:p>24.744</text:p>
          </table:table-cell>
          <table:table-cell office:value-type="float" office:value="0.392" calcext:value-type="float">
            <text:p>0.392</text:p>
          </table:table-cell>
          <table:table-cell office:value-type="float" office:value="19.8" calcext:value-type="float">
            <text:p>19.8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table:formula="of:=[.L12]*[.Y12]" office:value-type="float" office:value="73.1949196573672" calcext:value-type="float">
            <text:p>73.1949196573672</text:p>
          </table:table-cell>
          <table:table-cell table:formula="of:=[.L12]*[.Z12]" office:value-type="float" office:value="60.9957663811394" calcext:value-type="float">
            <text:p>60.9957663811394</text:p>
          </table:table-cell>
          <table:table-cell/>
          <table:table-cell table:formula="of:=[.K12]/(AVERAGE([.AA12];[.AB12])/2)" office:value-type="float" office:value="1.59947213249573" calcext:value-type="float">
            <text:p>1.59947213249573</text:p>
          </table:table-cell>
          <table:table-cell table:number-columns-repeated="2"/>
          <table:table-cell table:style-name="ce25" office:value-type="string" calcext:value-type="string">
            <text:p>BH mass from sigma_* and <text:a xlink:href="https://ui.adsabs.harvard.edu/abs/2016ApJ...831..134V/abstract" xlink:type="simple">https://ui.adsabs.harvard.edu/abs/2016ApJ...831..134V/abstract</text:a></text:p>
          </table:table-cell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style-name="ce28" office:value-type="string" calcext:value-type="string">
            <text:p>NGC 3268</text:p>
          </table:table-cell>
          <table:table-cell office:value-type="string" calcext:value-type="string">
            <text:p>E2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34.83" calcext:value-type="float">
            <text:p>34.83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b</text:p>
          </table:table-cell>
          <table:table-cell office:value-type="float" office:value="-20.91" calcext:value-type="float">
            <text:p>-20.91</text:p>
          </table:table-cell>
          <table:table-cell office:value-type="float" office:value="228.62" calcext:value-type="float">
            <text:p>228.62</text:p>
          </table:table-cell>
          <table:table-cell office:value-type="float" office:value="15.97" calcext:value-type="float">
            <text:p>15.97</text:p>
          </table:table-cell>
          <table:table-cell table:style-name="ce41" table:formula="of:=10^(-4 + 5.35 * LOG10([.H13]))" office:value-type="float" office:value="418081623.861232" calcext:value-type="float">
            <text:p>4.18E+08</text:p>
          </table:table-cell>
          <table:table-cell table:style-name="ce47" table:formula="of:=0.004302*[.J13]/([.H13]^2)" office:value-type="float" office:value="34.4114556660043" calcext:value-type="float">
            <text:p>34.41</text:p>
          </table:table-cell>
          <table:table-cell table:style-name="ce49" table:formula="of:=(PI()/(180*3600))*1000000*[.D13]/((1+[.C13])^2)" office:value-type="float" office:value="165.749937011865" calcext:value-type="float">
            <text:p>165.749937011865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table:style-name="ce36" table:formula="of:=[.L13]*[.M13]" office:value-type="float" office:value="397.799848828475" calcext:value-type="float">
            <text:p>397.799848828475</text:p>
          </table:table-cell>
          <table:table-cell table:style-name="ce36" table:formula="of:=ACOS([.N13]/[.M13])*180/PI()" office:value-type="float" office:value="60" calcext:value-type="float">
            <text:p>60</text:p>
          </table:table-cell>
          <table:table-cell table:style-name="ce36"/>
          <table:table-cell table:number-columns-repeated="7"/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table:style-name="Default"/>
          <table:table-cell table:style-name="ce25"/>
          <table:table-cell table:style-name="Default" office:value-type="string" calcext:value-type="string">
            <text:p>.</text:p>
          </table:table-cell>
          <table:table-cell table:number-columns-repeated="990"/>
        </table:table-row>
        <table:table-row table:style-name="ro2">
          <table:table-cell table:style-name="ce31" office:value-type="string" calcext:value-type="string">
            <text:p>NGC 3557</text:p>
          </table:table-cell>
          <table:table-cell table:style-name="ce36" office:value-type="string" calcext:value-type="string">
            <text:p>E3</text:p>
          </table:table-cell>
          <table:table-cell table:style-name="ce36" office:value-type="float" office:value="0.01027" calcext:value-type="float">
            <text:p>0.01027</text:p>
          </table:table-cell>
          <table:table-cell table:style-name="ce36" office:value-type="float" office:value="45.71" calcext:value-type="float">
            <text:p>45.71</text:p>
          </table:table-cell>
          <table:table-cell table:style-name="ce36" office:value-type="float" office:value="4.87" calcext:value-type="float">
            <text:p>4.87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-22.31" calcext:value-type="float">
            <text:p>-22.31</text:p>
          </table:table-cell>
          <table:table-cell table:style-name="ce36" office:value-type="float" office:value="270.26" calcext:value-type="float">
            <text:p>270.26</text:p>
          </table:table-cell>
          <table:table-cell table:style-name="ce36" office:value-type="float" office:value="6.6" calcext:value-type="float">
            <text:p>6.6</text:p>
          </table:table-cell>
          <table:table-cell table:style-name="ce41" table:formula="of:=10^(-4 + 5.35 * LOG10([.H14]))" office:value-type="float" office:value="1023369531.02299" calcext:value-type="float">
            <text:p>1.02E+09</text:p>
          </table:table-cell>
          <table:table-cell table:style-name="ce47" table:formula="of:=0.004302*[.J14]/([.H14]^2)" office:value-type="float" office:value="60.275294875863" calcext:value-type="float">
            <text:p>60.28</text:p>
          </table:table-cell>
          <table:table-cell table:style-name="ce49" table:formula="of:=(PI()/(180*3600))*1000000*[.D14]/((1+[.C14])^2)" office:value-type="float" office:value="217.125671468962" calcext:value-type="float">
            <text:p>217.125671468962</text:p>
          </table:table-cell>
          <table:table-cell table:style-name="ce36" office:value-type="float" office:value="1.01" calcext:value-type="float">
            <text:p>1.01</text:p>
          </table:table-cell>
          <table:table-cell table:style-name="ce36" office:value-type="float" office:value="0.67" calcext:value-type="float">
            <text:p>0.67</text:p>
          </table:table-cell>
          <table:table-cell table:style-name="ce36" table:formula="of:=[.L14]*[.M14]" office:value-type="float" office:value="219.296928183652" calcext:value-type="float">
            <text:p>219.296928183652</text:p>
          </table:table-cell>
          <table:table-cell table:style-name="ce36" table:formula="of:=ACOS([.N14]/[.M14])*180/PI()" office:value-type="float" office:value="48.4428830745508" calcext:value-type="float">
            <text:p>48.4428830745508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87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7-21" calcext:value-type="date">
            <text:p>2016-07-21</text:p>
          </table:table-cell>
          <table:table-cell office:value-type="float" office:value="1179.36" calcext:value-type="float">
            <text:p>1179.36</text:p>
          </table:table-cell>
          <table:table-cell office:value-type="float" office:value="26.284" calcext:value-type="float">
            <text:p>26.284</text:p>
          </table:table-cell>
          <table:table-cell office:value-type="float" office:value="0.431" calcext:value-type="float">
            <text:p>0.431</text:p>
          </table:table-cell>
          <table:table-cell office:value-type="float" office:value="20.1" calcext:value-type="float">
            <text:p>20.1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table:formula="of:=[.L14]*[.Y14]" office:value-type="float" office:value="80.336498443516" calcext:value-type="float">
            <text:p>80.336498443516</text:p>
          </table:table-cell>
          <table:table-cell table:formula="of:=[.L14]*[.Z14]" office:value-type="float" office:value="58.6239312966198" calcext:value-type="float">
            <text:p>58.6239312966198</text:p>
          </table:table-cell>
          <table:table-cell/>
          <table:table-cell table:formula="of:=[.K14]/(AVERAGE([.AA14];[.AB14])/2)" office:value-type="float" office:value="1.73503478619291" calcext:value-type="float">
            <text:p>1.73503478619291</text:p>
          </table:table-cell>
          <table:table-cell/>
          <table:table-cell table:style-name="Default"/>
          <table:table-cell table:style-name="ce25"/>
          <table:table-cell table:style-name="Default" table:number-columns-repeated="2"/>
          <table:table-cell table:number-columns-repeated="989"/>
        </table:table-row>
        <table:table-row table:style-name="ro2">
          <table:table-cell table:style-name="ce36" office:value-type="string" calcext:value-type="string">
            <text:p>NGC 3557</text:p>
          </table:table-cell>
          <table:table-cell table:style-name="ce36" office:value-type="string" calcext:value-type="string">
            <text:p>E3</text:p>
          </table:table-cell>
          <table:table-cell table:style-name="ce36" office:value-type="float" office:value="0.01027" calcext:value-type="float">
            <text:p>0.01027</text:p>
          </table:table-cell>
          <table:table-cell table:style-name="ce36" office:value-type="float" office:value="45.71" calcext:value-type="float">
            <text:p>45.71</text:p>
          </table:table-cell>
          <table:table-cell table:style-name="ce36" office:value-type="float" office:value="4.87" calcext:value-type="float">
            <text:p>4.87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-22.31" calcext:value-type="float">
            <text:p>-22.31</text:p>
          </table:table-cell>
          <table:table-cell table:style-name="ce36" office:value-type="float" office:value="270.26" calcext:value-type="float">
            <text:p>270.26</text:p>
          </table:table-cell>
          <table:table-cell table:style-name="ce36" office:value-type="float" office:value="6.6" calcext:value-type="float">
            <text:p>6.6</text:p>
          </table:table-cell>
          <table:table-cell table:style-name="ce41" table:formula="of:=10^(-4 + 5.35 * LOG10([.H15]))" office:value-type="float" office:value="1023369531.02299" calcext:value-type="float">
            <text:p>1.02E+09</text:p>
          </table:table-cell>
          <table:table-cell table:style-name="ce47" table:formula="of:=0.004302*[.J15]/([.H15]^2)" office:value-type="float" office:value="60.275294875863" calcext:value-type="float">
            <text:p>60.28</text:p>
          </table:table-cell>
          <table:table-cell table:style-name="ce49" table:formula="of:=(PI()/(180*3600))*1000000*[.D15]/((1+[.C15])^2)" office:value-type="float" office:value="217.125671468962" calcext:value-type="float">
            <text:p>217.125671468962</text:p>
          </table:table-cell>
          <table:table-cell table:style-name="ce36" office:value-type="float" office:value="1.01" calcext:value-type="float">
            <text:p>1.01</text:p>
          </table:table-cell>
          <table:table-cell table:style-name="ce36" office:value-type="float" office:value="0.67" calcext:value-type="float">
            <text:p>0.67</text:p>
          </table:table-cell>
          <table:table-cell table:style-name="ce36" table:formula="of:=[.L15]*[.M15]" office:value-type="float" office:value="219.296928183652" calcext:value-type="float">
            <text:p>219.296928183652</text:p>
          </table:table-cell>
          <table:table-cell table:style-name="ce36" table:formula="of:=ACOS([.N15]/[.M15])*180/PI()" office:value-type="float" office:value="48.4428830745508" calcext:value-type="float">
            <text:p>48.4428830745508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1572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03" calcext:value-type="date">
            <text:p>2016-06-03</text:p>
          </table:table-cell>
          <table:table-cell office:value-type="float" office:value="1360.8" calcext:value-type="float">
            <text:p>1360.8</text:p>
          </table:table-cell>
          <table:table-cell office:value-type="float" office:value="24.869" calcext:value-type="float">
            <text:p>24.869</text:p>
          </table:table-cell>
          <table:table-cell office:value-type="float" office:value="0.65" calcext:value-type="float">
            <text:p>0.65</text:p>
          </table:table-cell>
          <table:table-cell office:value-type="float" office:value="20.1" calcext:value-type="float">
            <text:p>20.1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table:formula="of:=[.L15]*[.Y15]" office:value-type="float" office:value="119.419119307929" calcext:value-type="float">
            <text:p>119.419119307929</text:p>
          </table:table-cell>
          <table:table-cell table:formula="of:=[.L15]*[.Z15]" office:value-type="float" office:value="106.391579019791" calcext:value-type="float">
            <text:p>106.391579019791</text:p>
          </table:table-cell>
          <table:table-cell/>
          <table:table-cell table:formula="of:=[.K15]/(AVERAGE([.AA15];[.AB15])/2)" office:value-type="float" office:value="1.06771371458026" calcext:value-type="float">
            <text:p>1.06771371458026</text:p>
          </table:table-cell>
          <table:table-cell table:number-columns-repeated="994"/>
        </table:table-row>
        <table:table-row table:style-name="ro2">
          <table:table-cell table:style-name="ce32" office:value-type="string" calcext:value-type="string">
            <text:p>NGC 3607</text:p>
          </table:table-cell>
          <table:table-cell office:value-type="string" calcext:value-type="string">
            <text:p>SA0</text:p>
          </table:table-cell>
          <table:table-cell office:value-type="float" office:value="0.0031" calcext:value-type="float">
            <text:p>0.0031</text:p>
          </table:table-cell>
          <table:table-cell office:value-type="float" office:value="22.8" calcext:value-type="float">
            <text:p>22.8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b</text:p>
          </table:table-cell>
          <table:table-cell office:value-type="float" office:value="-20.94" calcext:value-type="float">
            <text:p>-20.94</text:p>
          </table:table-cell>
          <table:table-cell office:value-type="float" office:value="222.19" calcext:value-type="float">
            <text:p>222.19</text:p>
          </table:table-cell>
          <table:table-cell office:value-type="float" office:value="4.13" calcext:value-type="float">
            <text:p>4.13</text:p>
          </table:table-cell>
          <table:table-cell table:style-name="ce41" table:formula="of:=10^(-4 + 5.35 * LOG10([.H16]))" office:value-type="float" office:value="358902202.023362" calcext:value-type="float">
            <text:p>3.59E+08</text:p>
          </table:table-cell>
          <table:table-cell table:style-name="ce47" table:formula="of:=0.004302*[.J16]/([.H16]^2)" office:value-type="float" office:value="31.2750138768333" calcext:value-type="float">
            <text:p>31.28</text:p>
          </table:table-cell>
          <table:table-cell table:style-name="ce49" table:formula="of:=(PI()/(180*3600))*1000000*[.D16]/((1+[.C16])^2)" office:value-type="float" office:value="109.855360348799" calcext:value-type="float">
            <text:p>109.855360348799</text:p>
          </table:table-cell>
          <table:table-cell office:value-type="float" office:value="14.2" calcext:value-type="float">
            <text:p>14.2</text:p>
          </table:table-cell>
          <table:table-cell office:value-type="float" office:value="8.9" calcext:value-type="float">
            <text:p>8.9</text:p>
          </table:table-cell>
          <table:table-cell table:style-name="ce36" table:formula="of:=[.L16]*[.M16]" office:value-type="float" office:value="1559.94611695294" calcext:value-type="float">
            <text:p>1559.94611695294</text:p>
          </table:table-cell>
          <table:table-cell table:style-name="ce36" table:formula="of:=ACOS([.N16]/[.M16])*180/PI()" office:value-type="float" office:value="51.1884748905794" calcext:value-type="float">
            <text:p>51.188474890579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59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11" calcext:value-type="date">
            <text:p>2016-06-11</text:p>
          </table:table-cell>
          <table:table-cell office:value-type="float" office:value="635.04" calcext:value-type="float">
            <text:p>635.04</text:p>
          </table:table-cell>
          <table:table-cell office:value-type="float" office:value="24.383" calcext:value-type="float">
            <text:p>24.383</text:p>
          </table:table-cell>
          <table:table-cell office:value-type="float" office:value="1.72" calcext:value-type="float">
            <text:p>1.72</text:p>
          </table:table-cell>
          <table:table-cell office:value-type="float" office:value="39.9" calcext:value-type="float">
            <text:p>39.9</text:p>
          </table:table-cell>
          <table:table-cell office:value-type="float" office:value="0.67" calcext:value-type="float">
            <text:p>0.67</text:p>
          </table:table-cell>
          <table:table-cell office:value-type="float" office:value="0.55" calcext:value-type="float">
            <text:p>0.55</text:p>
          </table:table-cell>
          <table:table-cell table:formula="of:=[.L16]*[.Y16]" office:value-type="float" office:value="73.6030914336951" calcext:value-type="float">
            <text:p>73.6030914336951</text:p>
          </table:table-cell>
          <table:table-cell table:formula="of:=[.L16]*[.Z16]" office:value-type="float" office:value="60.4204481918393" calcext:value-type="float">
            <text:p>60.4204481918393</text:p>
          </table:table-cell>
          <table:table-cell/>
          <table:table-cell table:formula="of:=[.K16]/(AVERAGE([.AA16];[.AB16])/2)" office:value-type="float" office:value="0.933418531228666" calcext:value-type="float">
            <text:p>0.93341853122866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GC 3862</text:p>
          </table:table-cell>
          <table:table-cell office:value-type="string" calcext:value-type="string">
            <text:p>E</text:p>
          </table:table-cell>
          <table:table-cell office:value-type="float" office:value="0.02159" calcext:value-type="float">
            <text:p>0.02159</text:p>
          </table:table-cell>
          <table:table-cell office:value-type="float" office:value="103.48" calcext:value-type="float">
            <text:p>103.48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a</text:p>
          </table:table-cell>
          <table:table-cell office:value-type="float" office:value="-21.39" calcext:value-type="float">
            <text:p>-21.39</text:p>
          </table:table-cell>
          <table:table-cell office:value-type="float" office:value="265.09" calcext:value-type="float">
            <text:p>265.09</text:p>
          </table:table-cell>
          <table:table-cell office:value-type="float" office:value="6.14" calcext:value-type="float">
            <text:p>6.14</text:p>
          </table:table-cell>
          <table:table-cell table:style-name="ce41" table:formula="of:=10^(-4 + 5.35 * LOG10([.H17]))" office:value-type="float" office:value="922899469.76849" calcext:value-type="float">
            <text:p>9.23E+08</text:p>
          </table:table-cell>
          <table:table-cell table:style-name="ce47" table:formula="of:=0.004302*[.J17]/([.H17]^2)" office:value-type="float" office:value="56.4986553996778" calcext:value-type="float">
            <text:p>56.50</text:p>
          </table:table-cell>
          <table:table-cell table:style-name="ce49" table:formula="of:=(PI()/(180*3600))*1000000*[.D17]/((1+[.C17])^2)" office:value-type="float" office:value="480.704315097193" calcext:value-type="float">
            <text:p>480.70431509719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style-name="ce36" table:formula="of:=[.L17]*[.M17]" office:value-type="float" office:value="384.563452077754" calcext:value-type="float">
            <text:p>384.563452077754</text:p>
          </table:table-cell>
          <table:table-cell table:style-name="ce36" table:formula="of:=ACOS([.N17]/[.M17])*180/PI()" office:value-type="float" office:value="28.9550243718599" calcext:value-type="float">
            <text:p>28.9550243718599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59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11" calcext:value-type="date">
            <text:p>2016-06-11</text:p>
          </table:table-cell>
          <table:table-cell office:value-type="float" office:value="635.04" calcext:value-type="float">
            <text:p>635.04</text:p>
          </table:table-cell>
          <table:table-cell office:value-type="float" office:value="24.84" calcext:value-type="float">
            <text:p>24.84</text:p>
          </table:table-cell>
          <table:table-cell office:value-type="float" office:value="1.94" calcext:value-type="float">
            <text:p>1.94</text:p>
          </table:table-cell>
          <table:table-cell office:value-type="float" office:value="9.9" calcext:value-type="float">
            <text:p>9.9</text:p>
          </table:table-cell>
          <table:table-cell office:value-type="float" office:value="0.71" calcext:value-type="float">
            <text:p>0.71</text:p>
          </table:table-cell>
          <table:table-cell office:value-type="float" office:value="0.56" calcext:value-type="float">
            <text:p>0.56</text:p>
          </table:table-cell>
          <table:table-cell table:formula="of:=[.L17]*[.Y17]" office:value-type="float" office:value="341.300063719007" calcext:value-type="float">
            <text:p>341.300063719007</text:p>
          </table:table-cell>
          <table:table-cell table:formula="of:=[.L17]*[.Z17]" office:value-type="float" office:value="269.194416454428" calcext:value-type="float">
            <text:p>269.194416454428</text:p>
          </table:table-cell>
          <table:table-cell/>
          <table:table-cell table:formula="of:=[.K17]/(AVERAGE([.AA17];[.AB17])/2)" office:value-type="float" office:value="0.370182907361437" calcext:value-type="float">
            <text:p>0.370182907361437</text:p>
          </table:table-cell>
          <table:table-cell table:number-columns-repeated="994"/>
        </table:table-row>
        <table:table-row table:style-name="ro2">
          <table:table-cell table:style-name="ce32" office:value-type="string" calcext:value-type="string">
            <text:p>NGC 4061</text:p>
          </table:table-cell>
          <table:table-cell office:value-type="string" calcext:value-type="string">
            <text:p>E</text:p>
          </table:table-cell>
          <table:table-cell office:value-type="float" office:value="0.02445" calcext:value-type="float">
            <text:p>0.02445</text:p>
          </table:table-cell>
          <table:table-cell office:value-type="float" office:value="104.07" calcext:value-type="float">
            <text:p>104.07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c</text:p>
          </table:table-cell>
          <table:table-cell office:value-type="float" office:value="-21.8" calcext:value-type="float">
            <text:p>-21.8</text:p>
          </table:table-cell>
          <table:table-cell office:value-type="float" office:value="477.16" calcext:value-type="float">
            <text:p>477.16</text:p>
          </table:table-cell>
          <table:table-cell office:value-type="float" office:value="27.01" calcext:value-type="float">
            <text:p>27.01</text:p>
          </table:table-cell>
          <table:table-cell table:style-name="ce41" table:formula="of:=10^(-4 + 5.35 * LOG10([.H18]))" office:value-type="float" office:value="21421632280.5697" calcext:value-type="float">
            <text:p>2.14E+10</text:p>
          </table:table-cell>
          <table:table-cell table:style-name="ce47" table:formula="of:=0.004302*[.J18]/([.H18]^2)" office:value-type="float" office:value="404.757501348017" calcext:value-type="float">
            <text:p>404.76</text:p>
          </table:table-cell>
          <table:table-cell table:style-name="ce49" table:formula="of:=(PI()/(180*3600))*1000000*[.D18]/((1+[.C18])^2)" office:value-type="float" office:value="480.749551574877" calcext:value-type="float">
            <text:p>480.749551574877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style-name="ce36" table:formula="of:=[.L18]*[.M18]" office:value-type="float" office:value="913.424147992267" calcext:value-type="float">
            <text:p>913.424147992267</text:p>
          </table:table-cell>
          <table:table-cell table:style-name="ce36" table:formula="of:=ACOS([.N18]/[.M18])*180/PI()" office:value-type="float" office:value="58.2431361407029" calcext:value-type="float">
            <text:p>58.2431361407029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59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11" calcext:value-type="date">
            <text:p>2016-06-11</text:p>
          </table:table-cell>
          <table:table-cell office:value-type="float" office:value="635.04" calcext:value-type="float">
            <text:p>635.04</text:p>
          </table:table-cell>
          <table:table-cell office:value-type="float" office:value="24.902" calcext:value-type="float">
            <text:p>24.902</text:p>
          </table:table-cell>
          <table:table-cell office:value-type="float" office:value="1.77" calcext:value-type="float">
            <text:p>1.77</text:p>
          </table:table-cell>
          <table:table-cell office:value-type="float" office:value="19.8" calcext:value-type="float">
            <text:p>19.8</text:p>
          </table:table-cell>
          <table:table-cell office:value-type="float" office:value="1.15" calcext:value-type="float">
            <text:p>1.15</text:p>
          </table:table-cell>
          <table:table-cell office:value-type="float" office:value="0.63" calcext:value-type="float">
            <text:p>0.63</text:p>
          </table:table-cell>
          <table:table-cell table:formula="of:=[.L18]*[.Y18]" office:value-type="float" office:value="552.861984311109" calcext:value-type="float">
            <text:p>552.861984311109</text:p>
          </table:table-cell>
          <table:table-cell table:formula="of:=[.L18]*[.Z18]" office:value-type="float" office:value="302.872217492173" calcext:value-type="float">
            <text:p>302.872217492173</text:p>
          </table:table-cell>
          <table:table-cell/>
          <table:table-cell table:formula="of:=[.K18]/(AVERAGE([.AA18];[.AB18])/2)" office:value-type="float" office:value="1.89197767482041" calcext:value-type="float">
            <text:p>1.89197767482041</text:p>
          </table:table-cell>
          <table:table-cell table:number-columns-repeated="994"/>
        </table:table-row>
        <table:table-row table:style-name="ro2">
          <table:table-cell table:style-name="ce36" office:value-type="string" calcext:value-type="string">
            <text:p>NGC 4435</text:p>
          </table:table-cell>
          <table:table-cell table:style-name="ce36" office:value-type="string" calcext:value-type="string">
            <text:p>SB0</text:p>
          </table:table-cell>
          <table:table-cell table:style-name="ce36" office:value-type="float" office:value="0.00264" calcext:value-type="float">
            <text:p>0.00264</text:p>
          </table:table-cell>
          <table:table-cell table:style-name="ce36" office:value-type="float" office:value="16.65" calcext:value-type="float">
            <text:p>16.65</text:p>
          </table:table-cell>
          <table:table-cell table:style-name="ce36" office:value-type="float" office:value="0.52" calcext:value-type="float">
            <text:p>0.52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float" office:value="-19.7" calcext:value-type="float">
            <text:p>-19.7</text:p>
          </table:table-cell>
          <table:table-cell table:style-name="ce36" office:value-type="float" office:value="154.96" calcext:value-type="float">
            <text:p>154.96</text:p>
          </table:table-cell>
          <table:table-cell table:style-name="ce36" office:value-type="float" office:value="3.96" calcext:value-type="float">
            <text:p>3.96</text:p>
          </table:table-cell>
          <table:table-cell table:style-name="ce41" table:formula="of:=10^(-4 + 5.35 * LOG10([.H19]))" office:value-type="float" office:value="52200528.6503057" calcext:value-type="float">
            <text:p>5.22E+07</text:p>
          </table:table-cell>
          <table:table-cell table:style-name="ce47" table:formula="of:=0.004302*[.J19]/([.H19]^2)" office:value-type="float" office:value="9.35203431908082" calcext:value-type="float">
            <text:p>9.35</text:p>
          </table:table-cell>
          <table:table-cell table:style-name="ce49" table:formula="of:=(PI()/(180*3600))*1000000*[.D19]/((1+[.C19])^2)" office:value-type="float" office:value="80.2969503691633" calcext:value-type="float">
            <text:p>80.2969503691633</text:p>
          </table:table-cell>
          <table:table-cell table:style-name="ce36" office:value-type="float" office:value="3.7" calcext:value-type="float">
            <text:p>3.7</text:p>
          </table:table-cell>
          <table:table-cell table:style-name="ce36" office:value-type="float" office:value="1.1" calcext:value-type="float">
            <text:p>1.1</text:p>
          </table:table-cell>
          <table:table-cell table:style-name="ce36" table:formula="of:=[.L19]*[.M19]" office:value-type="float" office:value="297.098716365904" calcext:value-type="float">
            <text:p>297.098716365904</text:p>
          </table:table-cell>
          <table:table-cell table:style-name="ce36" table:formula="of:=ACOS([.N19]/[.M19])*180/PI()" office:value-type="float" office:value="72.7046553711416" calcext:value-type="float">
            <text:p>72.7046553711416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59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05" calcext:value-type="date">
            <text:p>2016-06-05</text:p>
          </table:table-cell>
          <table:table-cell office:value-type="float" office:value="604.8" calcext:value-type="float">
            <text:p>604.8</text:p>
          </table:table-cell>
          <table:table-cell office:value-type="float" office:value="24.371" calcext:value-type="float">
            <text:p>24.371</text:p>
          </table:table-cell>
          <table:table-cell office:value-type="float" office:value="1.87" calcext:value-type="float">
            <text:p>1.87</text:p>
          </table:table-cell>
          <table:table-cell office:value-type="float" office:value="10.1" calcext:value-type="float">
            <text:p>10.1</text:p>
          </table:table-cell>
          <table:table-cell office:value-type="float" office:value="0.63" calcext:value-type="float">
            <text:p>0.63</text:p>
          </table:table-cell>
          <table:table-cell office:value-type="float" office:value="0.53" calcext:value-type="float">
            <text:p>0.53</text:p>
          </table:table-cell>
          <table:table-cell table:formula="of:=[.L19]*[.Y19]" office:value-type="float" office:value="50.5870787325729" calcext:value-type="float">
            <text:p>50.5870787325729</text:p>
          </table:table-cell>
          <table:table-cell table:formula="of:=[.L19]*[.Z19]" office:value-type="float" office:value="42.5573836956565" calcext:value-type="float">
            <text:p>42.5573836956565</text:p>
          </table:table-cell>
          <table:table-cell/>
          <table:table-cell table:formula="of:=[.K19]/(AVERAGE([.AA19];[.AB19])/2)" office:value-type="float" office:value="0.401614184043924" calcext:value-type="float">
            <text:p>0.401614184043924</text:p>
          </table:table-cell>
          <table:table-cell table:number-columns-repeated="994"/>
        </table:table-row>
        <table:table-row table:style-name="ro2">
          <table:table-cell table:style-name="ce48" office:value-type="string" calcext:value-type="string">
            <text:p>NGC 4435</text:p>
          </table:table-cell>
          <table:table-cell table:style-name="ce36" office:value-type="string" calcext:value-type="string">
            <text:p>SB0</text:p>
          </table:table-cell>
          <table:table-cell table:style-name="ce36" office:value-type="float" office:value="0.00264" calcext:value-type="float">
            <text:p>0.00264</text:p>
          </table:table-cell>
          <table:table-cell table:style-name="ce36" office:value-type="float" office:value="16.65" calcext:value-type="float">
            <text:p>16.65</text:p>
          </table:table-cell>
          <table:table-cell table:style-name="ce36" office:value-type="float" office:value="0.52" calcext:value-type="float">
            <text:p>0.52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float" office:value="-19.7" calcext:value-type="float">
            <text:p>-19.7</text:p>
          </table:table-cell>
          <table:table-cell table:style-name="ce36" office:value-type="float" office:value="154.96" calcext:value-type="float">
            <text:p>154.96</text:p>
          </table:table-cell>
          <table:table-cell table:style-name="ce36" office:value-type="float" office:value="3.96" calcext:value-type="float">
            <text:p>3.96</text:p>
          </table:table-cell>
          <table:table-cell table:style-name="ce41" table:formula="of:=10^(-4 + 5.35 * LOG10([.H20]))" office:value-type="float" office:value="52200528.6503057" calcext:value-type="float">
            <text:p>5.22E+07</text:p>
          </table:table-cell>
          <table:table-cell table:style-name="ce47" table:formula="of:=0.004302*[.J20]/([.H20]^2)" office:value-type="float" office:value="9.35203431908082" calcext:value-type="float">
            <text:p>9.35</text:p>
          </table:table-cell>
          <table:table-cell table:style-name="ce49" table:formula="of:=(PI()/(180*3600))*1000000*[.D20]/((1+[.C20])^2)" office:value-type="float" office:value="80.2969503691633" calcext:value-type="float">
            <text:p>80.2969503691633</text:p>
          </table:table-cell>
          <table:table-cell table:style-name="ce36" office:value-type="float" office:value="3.7" calcext:value-type="float">
            <text:p>3.7</text:p>
          </table:table-cell>
          <table:table-cell table:style-name="ce36" office:value-type="float" office:value="1.1" calcext:value-type="float">
            <text:p>1.1</text:p>
          </table:table-cell>
          <table:table-cell table:style-name="ce36" table:formula="of:=[.L20]*[.M20]" office:value-type="float" office:value="297.098716365904" calcext:value-type="float">
            <text:p>297.098716365904</text:p>
          </table:table-cell>
          <table:table-cell table:style-name="ce36" table:formula="of:=ACOS([.N20]/[.M20])*180/PI()" office:value-type="float" office:value="72.7046553711416" calcext:value-type="float">
            <text:p>72.7046553711416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2017.1.00301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8-01-19" calcext:value-type="date">
            <text:p>2018-01-19</text:p>
          </table:table-cell>
          <table:table-cell office:value-type="float" office:value="3991.68" calcext:value-type="float">
            <text:p>3991.68</text:p>
          </table:table-cell>
          <table:table-cell office:value-type="float" office:value="24.597" calcext:value-type="float">
            <text:p>24.597</text:p>
          </table:table-cell>
          <table:table-cell office:value-type="float" office:value="0.638" calcext:value-type="float">
            <text:p>0.638</text:p>
          </table:table-cell>
          <table:table-cell office:value-type="float" office:value="10.1" calcext:value-type="float">
            <text:p>10.1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table:formula="of:=[.L20]*[.Y20]" office:value-type="float" office:value="30.512841140282" calcext:value-type="float">
            <text:p>30.512841140282</text:p>
          </table:table-cell>
          <table:table-cell table:formula="of:=[.L20]*[.Z20]" office:value-type="float" office:value="27.3009631255155" calcext:value-type="float">
            <text:p>27.3009631255155</text:p>
          </table:table-cell>
          <table:table-cell/>
          <table:table-cell table:formula="of:=[.K20]/(AVERAGE([.AA20];[.AB20])/2)" office:value-type="float" office:value="0.647045074292988" calcext:value-type="float">
            <text:p>0.647045074292988</text:p>
          </table:table-cell>
          <table:table-cell table:number-columns-repeated="994"/>
        </table:table-row>
        <table:table-row table:style-name="ro2">
          <table:table-cell table:style-name="ce32" office:value-type="string" calcext:value-type="string">
            <text:p>NGC 4438</text:p>
          </table:table-cell>
          <table:table-cell office:value-type="string" calcext:value-type="string">
            <text:p>SA0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16.65" calcext:value-type="float">
            <text:p>16.65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</text:p>
          </table:table-cell>
          <table:table-cell office:value-type="float" office:value="-19.65" calcext:value-type="float">
            <text:p>-19.65</text:p>
          </table:table-cell>
          <table:table-cell office:value-type="float" office:value="135.34" calcext:value-type="float">
            <text:p>135.34</text:p>
          </table:table-cell>
          <table:table-cell office:value-type="float" office:value="3.74" calcext:value-type="float">
            <text:p>3.74</text:p>
          </table:table-cell>
          <table:table-cell table:style-name="ce41" table:formula="of:=10^(-4 + 5.35 * LOG10([.H21]))" office:value-type="float" office:value="25300553.4214884" calcext:value-type="float">
            <text:p>2.53E+07</text:p>
          </table:table-cell>
          <table:table-cell table:style-name="ce47" table:formula="of:=0.004302*[.J21]/([.H21]^2)" office:value-type="float" office:value="5.94221118861536" calcext:value-type="float">
            <text:p>5.94</text:p>
          </table:table-cell>
          <table:table-cell table:style-name="ce49" table:formula="of:=(PI()/(180*3600))*1000000*[.D21]/((1+[.C21])^2)" office:value-type="float" office:value="80.6827455395526" calcext:value-type="float">
            <text:p>80.6827455395526</text:p>
          </table:table-cell>
          <table:table-cell office:value-type="float" office:value="13.3" calcext:value-type="float">
            <text:p>13.3</text:p>
          </table:table-cell>
          <table:table-cell office:value-type="float" office:value="5.1" calcext:value-type="float">
            <text:p>5.1</text:p>
          </table:table-cell>
          <table:table-cell table:style-name="ce36" table:formula="of:=[.L21]*[.M21]" office:value-type="float" office:value="1073.08051567605" calcext:value-type="float">
            <text:p>1073.08051567605</text:p>
          </table:table-cell>
          <table:table-cell table:style-name="ce36" table:formula="of:=ACOS([.N21]/[.M21])*180/PI()" office:value-type="float" office:value="67.4519155583818" calcext:value-type="float">
            <text:p>67.4519155583818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59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05" calcext:value-type="date">
            <text:p>2016-06-05</text:p>
          </table:table-cell>
          <table:table-cell office:value-type="float" office:value="604.8" calcext:value-type="float">
            <text:p>604.8</text:p>
          </table:table-cell>
          <table:table-cell office:value-type="float" office:value="24.312" calcext:value-type="float">
            <text:p>24.312</text:p>
          </table:table-cell>
          <table:table-cell office:value-type="float" office:value="5.13" calcext:value-type="float">
            <text:p>5.13</text:p>
          </table:table-cell>
          <table:table-cell office:value-type="float" office:value="10.2" calcext:value-type="float">
            <text:p>10.2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table:formula="of:=[.L21]*[.Y21]" office:value-type="float" office:value="49.2164747791271" calcext:value-type="float">
            <text:p>49.2164747791271</text:p>
          </table:table-cell>
          <table:table-cell table:formula="of:=[.L21]*[.Z21]" office:value-type="float" office:value="43.5686825913584" calcext:value-type="float">
            <text:p>43.5686825913584</text:p>
          </table:table-cell>
          <table:table-cell/>
          <table:table-cell table:formula="of:=[.K21]/(AVERAGE([.AA21];[.AB21])/2)" office:value-type="float" office:value="0.256170765110134" calcext:value-type="float">
            <text:p>0.256170765110134</text:p>
          </table:table-cell>
          <table:table-cell table:number-columns-repeated="994"/>
        </table:table-row>
        <table:table-row table:style-name="ro2">
          <table:table-cell table:style-name="ce32" office:value-type="string" calcext:value-type="string">
            <text:p>NGC 4477</text:p>
          </table:table-cell>
          <table:table-cell office:value-type="string" calcext:value-type="string">
            <text:p>SB0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15.05" calcext:value-type="float">
            <text:p>15.05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a</text:p>
          </table:table-cell>
          <table:table-cell office:value-type="float" office:value="-20.13" calcext:value-type="float">
            <text:p>-20.13</text:p>
          </table:table-cell>
          <table:table-cell office:value-type="float" office:value="172.51" calcext:value-type="float">
            <text:p>172.51</text:p>
          </table:table-cell>
          <table:table-cell office:value-type="float" office:value="6.17" calcext:value-type="float">
            <text:p>6.17</text:p>
          </table:table-cell>
          <table:table-cell table:style-name="ce41" table:formula="of:=10^(-4 + 5.35 * LOG10([.H22]))" office:value-type="float" office:value="92673672.1698036" calcext:value-type="float">
            <text:p>9.27E+07</text:p>
          </table:table-cell>
          <table:table-cell table:style-name="ce47" table:formula="of:=0.004302*[.J22]/([.H22]^2)" office:value-type="float" office:value="13.3967122092905" calcext:value-type="float">
            <text:p>13.40</text:p>
          </table:table-cell>
          <table:table-cell table:style-name="ce49" table:formula="of:=(PI()/(180*3600))*1000000*[.D22]/((1+[.C22])^2)" office:value-type="float" office:value="72.3179444231078" calcext:value-type="float">
            <text:p>72.3179444231078</text:p>
          </table:table-cell>
          <table:table-cell office:value-type="float" office:value="1.76" calcext:value-type="float">
            <text:p>1.76</text:p>
          </table:table-cell>
          <table:table-cell office:value-type="float" office:value="1.42" calcext:value-type="float">
            <text:p>1.42</text:p>
          </table:table-cell>
          <table:table-cell table:style-name="ce36" table:formula="of:=[.L22]*[.M22]" office:value-type="float" office:value="127.27958218467" calcext:value-type="float">
            <text:p>127.27958218467</text:p>
          </table:table-cell>
          <table:table-cell table:style-name="ce36" table:formula="of:=ACOS([.N22]/[.M22])*180/PI()" office:value-type="float" office:value="36.2137860673222" calcext:value-type="float">
            <text:p>36.2137860673222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989.S</text:p>
          </table:table-cell>
          <table:table-cell office:value-type="string" calcext:value-type="string">
            <text:p>\coone</text:p>
          </table:table-cell>
          <table:table-cell table:style-name="ce78" office:value-type="date" office:date-value="2016-06-04" calcext:value-type="date">
            <text:p>2016-06-04</text:p>
          </table:table-cell>
          <table:table-cell office:value-type="float" office:value="1300.32" calcext:value-type="float">
            <text:p>1300.32</text:p>
          </table:table-cell>
          <table:table-cell office:value-type="float" office:value="51.196" calcext:value-type="float">
            <text:p>51.196</text:p>
          </table:table-cell>
          <table:table-cell office:value-type="float" office:value="1.09" calcext:value-type="float">
            <text:p>1.09</text:p>
          </table:table-cell>
          <table:table-cell office:value-type="float" office:value="40.5" calcext:value-type="float">
            <text:p>40.5</text:p>
          </table:table-cell>
          <table:table-cell office:value-type="float" office:value="1.91" calcext:value-type="float">
            <text:p>1.91</text:p>
          </table:table-cell>
          <table:table-cell office:value-type="float" office:value="1.02" calcext:value-type="float">
            <text:p>1.02</text:p>
          </table:table-cell>
          <table:table-cell table:formula="of:=[.L22]*[.Y22]" office:value-type="float" office:value="138.127273848136" calcext:value-type="float">
            <text:p>138.127273848136</text:p>
          </table:table-cell>
          <table:table-cell table:formula="of:=[.L22]*[.Z22]" office:value-type="float" office:value="73.7643033115699" calcext:value-type="float">
            <text:p>73.7643033115699</text:p>
          </table:table-cell>
          <table:table-cell/>
          <table:table-cell table:formula="of:=[.K22]/(AVERAGE([.AA22];[.AB22])/2)" office:value-type="float" office:value="0.252897493876186" calcext:value-type="float">
            <text:p>0.252897493876186</text:p>
          </table:table-cell>
          <table:table-cell table:number-columns-repeated="994"/>
        </table:table-row>
        <table:table-row table:style-name="ro2">
          <table:table-cell table:style-name="ce32" office:value-type="string" calcext:value-type="string">
            <text:p>NGC 4596</text:p>
          </table:table-cell>
          <table:table-cell office:value-type="string" calcext:value-type="string">
            <text:p>SB0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14.88" calcext:value-type="float">
            <text:p>14.8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a</text:p>
          </table:table-cell>
          <table:table-cell office:value-type="float" office:value="-21.12" calcext:value-type="float">
            <text:p>-21.12</text:p>
          </table:table-cell>
          <table:table-cell office:value-type="float" office:value="140.57" calcext:value-type="float">
            <text:p>140.57</text:p>
          </table:table-cell>
          <table:table-cell office:value-type="float" office:value="2.2" calcext:value-type="float">
            <text:p>2.2</text:p>
          </table:table-cell>
          <table:table-cell table:style-name="ce41" table:formula="of:=10^(-4 + 5.35 * LOG10([.H23]))" office:value-type="float" office:value="30990290.6828696" calcext:value-type="float">
            <text:p>3.10E+07</text:p>
          </table:table-cell>
          <table:table-cell table:style-name="ce47" table:formula="of:=0.004302*[.J23]/([.H23]^2)" office:value-type="float" office:value="6.74700087132948" calcext:value-type="float">
            <text:p>6.75</text:p>
          </table:table-cell>
          <table:table-cell table:style-name="ce49" table:formula="of:=(PI()/(180*3600))*1000000*[.D23]/((1+[.C23])^2)" office:value-type="float" office:value="71.2384105720011" calcext:value-type="float">
            <text:p>71.2384105720011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style-name="ce36" table:formula="of:=[.L23]*[.M23]" office:value-type="float" office:value="420.306622374807" calcext:value-type="float">
            <text:p>420.306622374807</text:p>
          </table:table-cell>
          <table:table-cell table:style-name="ce36" table:formula="of:=ACOS([.N23]/[.M23])*180/PI()" office:value-type="float" office:value="32.0637857175384" calcext:value-type="float">
            <text:p>32.063785717538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989.S</text:p>
          </table:table-cell>
          <table:table-cell office:value-type="string" calcext:value-type="string">
            <text:p>\coone</text:p>
          </table:table-cell>
          <table:table-cell table:style-name="ce78" office:value-type="date" office:date-value="2016-06-04" calcext:value-type="date">
            <text:p>2016-06-04</text:p>
          </table:table-cell>
          <table:table-cell office:value-type="float" office:value="1149.12" calcext:value-type="float">
            <text:p>1149.12</text:p>
          </table:table-cell>
          <table:table-cell office:value-type="float" office:value="51.196" calcext:value-type="float">
            <text:p>51.196</text:p>
          </table:table-cell>
          <table:table-cell office:value-type="float" office:value="1.57" calcext:value-type="float">
            <text:p>1.57</text:p>
          </table:table-cell>
          <table:table-cell office:value-type="float" office:value="20.2" calcext:value-type="float">
            <text:p>20.2</text:p>
          </table:table-cell>
          <table:table-cell office:value-type="float" office:value="1.79" calcext:value-type="float">
            <text:p>1.79</text:p>
          </table:table-cell>
          <table:table-cell office:value-type="float" office:value="1.02" calcext:value-type="float">
            <text:p>1.02</text:p>
          </table:table-cell>
          <table:table-cell table:formula="of:=[.L23]*[.Y23]" office:value-type="float" office:value="127.516754923882" calcext:value-type="float">
            <text:p>127.516754923882</text:p>
          </table:table-cell>
          <table:table-cell table:formula="of:=[.L23]*[.Z23]" office:value-type="float" office:value="72.6631787834412" calcext:value-type="float">
            <text:p>72.6631787834412</text:p>
          </table:table-cell>
          <table:table-cell/>
          <table:table-cell table:formula="of:=[.K23]/(AVERAGE([.AA23];[.AB23])/2)" office:value-type="float" office:value="0.134818725261325" calcext:value-type="float">
            <text:p>0.134818725261325</text:p>
          </table:table-cell>
          <table:table-cell table:number-columns-repeated="994"/>
        </table:table-row>
        <table:table-row table:style-name="ro2">
          <table:table-cell table:style-name="ce32" office:value-type="string" calcext:value-type="string">
            <text:p>NGC 4697</text:p>
          </table:table-cell>
          <table:table-cell office:value-type="string" calcext:value-type="string">
            <text:p>E6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11.75" calcext:value-type="float">
            <text:p>11.7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b</text:p>
          </table:table-cell>
          <table:table-cell office:value-type="float" office:value="-20.33" calcext:value-type="float">
            <text:p>-20.33</text:p>
          </table:table-cell>
          <table:table-cell office:value-type="float" office:value="165.22" calcext:value-type="float">
            <text:p>165.22</text:p>
          </table:table-cell>
          <table:table-cell office:value-type="float" office:value="1.61" calcext:value-type="float">
            <text:p>1.61</text:p>
          </table:table-cell>
          <table:table-cell table:style-name="ce41" table:formula="of:=10^(-4 + 5.35 * LOG10([.H24]))" office:value-type="float" office:value="73558862.6014348" calcext:value-type="float">
            <text:p>7.36E+07</text:p>
          </table:table-cell>
          <table:table-cell table:style-name="ce47" table:formula="of:=0.004302*[.J24]/([.H24]^2)" office:value-type="float" office:value="11.5925819790166" calcext:value-type="float">
            <text:p>11.59</text:p>
          </table:table-cell>
          <table:table-cell table:style-name="ce49" table:formula="of:=(PI()/(180*3600))*1000000*[.D24]/((1+[.C24])^2)" office:value-type="float" office:value="56.496845317809" calcext:value-type="float">
            <text:p>56.496845317809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table:style-name="ce36" table:formula="of:=[.L24]*[.M24]" office:value-type="float" office:value="192.089274080551" calcext:value-type="float">
            <text:p>192.089274080551</text:p>
          </table:table-cell>
          <table:table-cell table:style-name="ce36" table:formula="of:=ACOS([.N24]/[.M24])*180/PI()" office:value-type="float" office:value="76.3910393692171" calcext:value-type="float">
            <text:p>76.3910393692171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87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7-23" calcext:value-type="date">
            <text:p>2016-07-23</text:p>
          </table:table-cell>
          <table:table-cell office:value-type="float" office:value="1239.84" calcext:value-type="float">
            <text:p>1239.84</text:p>
          </table:table-cell>
          <table:table-cell office:value-type="float" office:value="26.143" calcext:value-type="float">
            <text:p>26.143</text:p>
          </table:table-cell>
          <table:table-cell office:value-type="float" office:value="0.485" calcext:value-type="float">
            <text:p>0.485</text:p>
          </table:table-cell>
          <table:table-cell office:value-type="float" office:value="20.2" calcext:value-type="float">
            <text:p>2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table:formula="of:=[.L24]*[.Y24]" office:value-type="float" office:value="16.3840851421646" calcext:value-type="float">
            <text:p>16.3840851421646</text:p>
          </table:table-cell>
          <table:table-cell table:formula="of:=[.L24]*[.Z24]" office:value-type="float" office:value="15.2541482358084" calcext:value-type="float">
            <text:p>15.2541482358084</text:p>
          </table:table-cell>
          <table:table-cell/>
          <table:table-cell table:formula="of:=[.K24]/(AVERAGE([.AA24];[.AB24])/2)" office:value-type="float" office:value="1.46564213501093" calcext:value-type="float">
            <text:p>1.46564213501093</text:p>
          </table:table-cell>
          <table:table-cell table:number-columns-repeated="994"/>
        </table:table-row>
        <table:table-row table:style-name="ro2">
          <table:table-cell table:style-name="ce32" office:value-type="string" calcext:value-type="string">
            <text:p>NGC 4786</text:p>
          </table:table-cell>
          <table:table-cell office:value-type="string" calcext:value-type="string">
            <text:p>cD</text:p>
          </table:table-cell>
          <table:table-cell office:value-type="float" office:value="0.0151" calcext:value-type="float">
            <text:p>0.0151</text:p>
          </table:table-cell>
          <table:table-cell office:value-type="float" office:value="75.68" calcext:value-type="float">
            <text:p>75.6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</text:p>
          </table:table-cell>
          <table:table-cell office:value-type="float" office:value="-21.62" calcext:value-type="float">
            <text:p>-21.62</text:p>
          </table:table-cell>
          <table:table-cell office:value-type="float" office:value="284.69" calcext:value-type="float">
            <text:p>284.69</text:p>
          </table:table-cell>
          <table:table-cell office:value-type="float" office:value="7.55" calcext:value-type="float">
            <text:p>7.55</text:p>
          </table:table-cell>
          <table:table-cell table:style-name="ce41" table:formula="of:=10^(-4 + 5.35 * LOG10([.H25]))" office:value-type="float" office:value="1351734307.36947" calcext:value-type="float">
            <text:p>1.35E+09</text:p>
          </table:table-cell>
          <table:table-cell table:style-name="ce47" table:formula="of:=0.004302*[.J25]/([.H25]^2)" office:value-type="float" office:value="71.7492420593809" calcext:value-type="float">
            <text:p>71.75</text:p>
          </table:table-cell>
          <table:table-cell table:style-name="ce49" table:formula="of:=(PI()/(180*3600))*1000000*[.D25]/((1+[.C25])^2)" office:value-type="float" office:value="356.072418745388" calcext:value-type="float">
            <text:p>356.072418745388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table:style-name="ce36" table:formula="of:=[.L25]*[.M25]" office:value-type="float" office:value="121.064622373432" calcext:value-type="float">
            <text:p>121.064622373432</text:p>
          </table:table-cell>
          <table:table-cell table:style-name="ce36" table:formula="of:=ACOS([.N25]/[.M25])*180/PI()" office:value-type="float" office:value="79.8357513782765" calcext:value-type="float">
            <text:p>79.8357513782765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87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7-23" calcext:value-type="date">
            <text:p>2016-07-23</text:p>
          </table:table-cell>
          <table:table-cell office:value-type="float" office:value="1209.6" calcext:value-type="float">
            <text:p>1209.6</text:p>
          </table:table-cell>
          <table:table-cell office:value-type="float" office:value="24.732" calcext:value-type="float">
            <text:p>24.732</text:p>
          </table:table-cell>
          <table:table-cell office:value-type="float" office:value="0.456" calcext:value-type="float">
            <text:p>0.456</text:p>
          </table:table-cell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formula="of:=[.L25]*[.Y25]" office:value-type="float" office:value="99.7002772487087" calcext:value-type="float">
            <text:p>99.7002772487087</text:p>
          </table:table-cell>
          <table:table-cell table:formula="of:=[.L25]*[.Z25]" office:value-type="float" office:value="92.5788288738009" calcext:value-type="float">
            <text:p>92.5788288738009</text:p>
          </table:table-cell>
          <table:table-cell/>
          <table:table-cell table:formula="of:=[.K25]/(AVERAGE([.AA25];[.AB25])/2)" office:value-type="float" office:value="1.49260610799108" calcext:value-type="float">
            <text:p>1.49260610799108</text:p>
          </table:table-cell>
          <table:table-cell table:number-columns-repeated="994"/>
        </table:table-row>
        <table:table-row table:style-name="ro2">
          <table:table-cell table:style-name="ce33" office:value-type="string" calcext:value-type="string">
            <text:p>NGC 5208</text:p>
          </table:table-cell>
          <table:table-cell office:value-type="string" calcext:value-type="string">
            <text:p>S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110.07" calcext:value-type="float">
            <text:p>110.07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office:value-type="float" office:value="-21.06" calcext:value-type="float">
            <text:p>-21.06</text:p>
          </table:table-cell>
          <table:table-cell table:number-columns-repeated="2"/>
          <table:table-cell table:style-name="ce41"/>
          <table:table-cell table:style-name="ce47"/>
          <table:table-cell table:style-name="ce49" table:formula="of:=(PI()/(180*3600))*1000000*[.D26]/((1+[.C26])^2)" office:value-type="float" office:value="510.218045235902" calcext:value-type="float">
            <text:p>510.218045235902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table:style-name="ce36" table:formula="of:=[.L26]*[.M26]" office:value-type="float" office:value="9183.92481424624" calcext:value-type="float">
            <text:p>9183.92481424624</text:p>
          </table:table-cell>
          <table:table-cell table:style-name="ce36" table:formula="of:=ACOS([.N26]/[.M26])*180/PI()" office:value-type="float" office:value="78.1379773311333" calcext:value-type="float">
            <text:p>78.1379773311333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187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3-21" calcext:value-type="date">
            <text:p>2016-03-21</text:p>
          </table:table-cell>
          <table:table-cell office:value-type="float" office:value="635.04" calcext:value-type="float">
            <text:p>635.04</text:p>
          </table:table-cell>
          <table:table-cell office:value-type="float" office:value="24.944" calcext:value-type="float">
            <text:p>24.944</text:p>
          </table:table-cell>
          <table:table-cell office:value-type="float" office:value="2.43" calcext:value-type="float">
            <text:p>2.43</text:p>
          </table:table-cell>
          <table:table-cell office:value-type="float" office:value="9.9" calcext:value-type="float">
            <text:p>9.9</text:p>
          </table:table-cell>
          <table:table-cell office:value-type="float" office:value="0.85" calcext:value-type="float">
            <text:p>0.85</text:p>
          </table:table-cell>
          <table:table-cell office:value-type="float" office:value="0.076" calcext:value-type="float">
            <text:p>0.076</text:p>
          </table:table-cell>
          <table:table-cell table:formula="of:=[.L26]*[.Y26]" office:value-type="float" office:value="433.685338450517" calcext:value-type="float">
            <text:p>433.685338450517</text:p>
          </table:table-cell>
          <table:table-cell table:formula="of:=[.L26]*[.Z26]" office:value-type="float" office:value="38.7765714379285" calcext:value-type="float">
            <text:p>38.7765714379285</text:p>
          </table:table-cell>
          <table:table-cell/>
          <table:table-cell table:formula="of:=[.K26]/(AVERAGE([.AA26];[.AB26])/2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32" office:value-type="string" calcext:value-type="string">
            <text:p>NGC 5838</text:p>
          </table:table-cell>
          <table:table-cell office:value-type="string" calcext:value-type="string">
            <text:p>SA0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23.96" calcext:value-type="float">
            <text:p>23.96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a</text:p>
          </table:table-cell>
          <table:table-cell office:value-type="float" office:value="-20.04" calcext:value-type="float">
            <text:p>-20.04</text:p>
          </table:table-cell>
          <table:table-cell office:value-type="float" office:value="273.56" calcext:value-type="float">
            <text:p>273.56</text:p>
          </table:table-cell>
          <table:table-cell office:value-type="float" office:value="10.85" calcext:value-type="float">
            <text:p>10.85</text:p>
          </table:table-cell>
          <table:table-cell table:style-name="ce41" table:formula="of:=10^(-4 + 5.35 * LOG10([.H27]))" office:value-type="float" office:value="1092021989.37181" calcext:value-type="float">
            <text:p>1.09E+09</text:p>
          </table:table-cell>
          <table:table-cell table:style-name="ce47" table:formula="of:=0.004302*[.J27]/([.H27]^2)" office:value-type="float" office:value="62.7764278470294" calcext:value-type="float">
            <text:p>62.78</text:p>
          </table:table-cell>
          <table:table-cell table:style-name="ce49" table:formula="of:=(PI()/(180*3600))*1000000*[.D27]/((1+[.C27])^2)" office:value-type="float" office:value="115.196304135369" calcext:value-type="float">
            <text:p>115.196304135369</text:p>
          </table:table-cell>
          <table:table-cell office:value-type="float" office:value="1.76" calcext:value-type="float">
            <text:p>1.76</text:p>
          </table:table-cell>
          <table:table-cell office:value-type="float" office:value="0.76" calcext:value-type="float">
            <text:p>0.76</text:p>
          </table:table-cell>
          <table:table-cell table:style-name="ce36" table:formula="of:=[.L27]*[.M27]" office:value-type="float" office:value="202.745495278249" calcext:value-type="float">
            <text:p>202.745495278249</text:p>
          </table:table-cell>
          <table:table-cell table:style-name="ce36" table:formula="of:=ACOS([.N27]/[.M27])*180/PI()" office:value-type="float" office:value="64.4169980226015" calcext:value-type="float">
            <text:p>64.4169980226015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87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22" calcext:value-type="date">
            <text:p>2016-06-22</text:p>
          </table:table-cell>
          <table:table-cell office:value-type="float" office:value="2540.16" calcext:value-type="float">
            <text:p>2540.16</text:p>
          </table:table-cell>
          <table:table-cell office:value-type="float" office:value="26.151" calcext:value-type="float">
            <text:p>26.151</text:p>
          </table:table-cell>
          <table:table-cell office:value-type="float" office:value="0.566" calcext:value-type="float">
            <text:p>0.566</text:p>
          </table:table-cell>
          <table:table-cell office:value-type="float" office:value="20.2" calcext:value-type="float">
            <text:p>20.2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table:formula="of:=[.L27]*[.Y27]" office:value-type="float" office:value="57.5981520676844" calcext:value-type="float">
            <text:p>57.5981520676844</text:p>
          </table:table-cell>
          <table:table-cell table:formula="of:=[.L27]*[.Z27]" office:value-type="float" office:value="35.7108542819643" calcext:value-type="float">
            <text:p>35.7108542819643</text:p>
          </table:table-cell>
          <table:table-cell/>
          <table:table-cell table:formula="of:=[.K27]/(AVERAGE([.AA27];[.AB27])/2)" office:value-type="float" office:value="2.69111976658685" calcext:value-type="float">
            <text:p>2.69111976658685</text:p>
          </table:table-cell>
          <table:table-cell table:number-columns-repeated="994"/>
        </table:table-row>
        <table:table-row table:style-name="ro2">
          <table:table-cell table:style-name="ce48" office:value-type="string" calcext:value-type="string">
            <text:p>NGC 6861</text:p>
          </table:table-cell>
          <table:table-cell table:style-name="ce36" office:value-type="string" calcext:value-type="string">
            <text:p>SA0</text:p>
          </table:table-cell>
          <table:table-cell table:style-name="ce36" office:value-type="float" office:value="0.00944" calcext:value-type="float">
            <text:p>0.00944</text:p>
          </table:table-cell>
          <table:table-cell table:style-name="ce36" office:value-type="float" office:value="28.05" calcext:value-type="float">
            <text:p>28.05</text:p>
          </table:table-cell>
          <table:table-cell table:style-name="ce36" office:value-type="float" office:value="5.06" calcext:value-type="float">
            <text:p>5.06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-20.75" calcext:value-type="float">
            <text:p>-20.75</text:p>
          </table:table-cell>
          <table:table-cell table:style-name="ce36" office:value-type="float" office:value="387.24" calcext:value-type="float">
            <text:p>387.24</text:p>
          </table:table-cell>
          <table:table-cell table:style-name="ce36" office:value-type="float" office:value="16.47" calcext:value-type="float">
            <text:p>16.47</text:p>
          </table:table-cell>
          <table:table-cell table:style-name="ce41" table:formula="of:=10^(-4 + 5.35 * LOG10([.H28]))" office:value-type="float" office:value="7009614452.46018" calcext:value-type="float">
            <text:p>7.01E+09</text:p>
          </table:table-cell>
          <table:table-cell table:style-name="ce47" table:formula="of:=0.004302*[.J28]/([.H28]^2)" office:value-type="float" office:value="201.096315924455" calcext:value-type="float">
            <text:p>201.10</text:p>
          </table:table-cell>
          <table:table-cell table:style-name="ce49" table:formula="of:=(PI()/(180*3600))*1000000*[.D28]/((1+[.C28])^2)" office:value-type="float" office:value="133.45864534674" calcext:value-type="float">
            <text:p>133.4586453467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.95" calcext:value-type="float">
            <text:p>1.95</text:p>
          </table:table-cell>
          <table:table-cell table:style-name="ce36" table:formula="of:=[.L28]*[.M28]" office:value-type="float" office:value="1067.66916277392" calcext:value-type="float">
            <text:p>1067.66916277392</text:p>
          </table:table-cell>
          <table:table-cell table:style-name="ce36" table:formula="of:=ACOS([.N28]/[.M28])*180/PI()" office:value-type="float" office:value="75.892025349688" calcext:value-type="float">
            <text:p>75.892025349688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2013.1.00229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4-09-01" calcext:value-type="date">
            <text:p>2014-09-01</text:p>
          </table:table-cell>
          <table:table-cell office:value-type="float" office:value="1391.04" calcext:value-type="float">
            <text:p>1391.04</text:p>
          </table:table-cell>
          <table:table-cell office:value-type="float" office:value="24.747" calcext:value-type="float">
            <text:p>24.747</text:p>
          </table:table-cell>
          <table:table-cell office:value-type="float" office:value="0.54" calcext:value-type="float">
            <text:p>0.54</text:p>
          </table:table-cell>
          <table:table-cell office:value-type="float" office:value="19.8" calcext:value-type="float">
            <text:p>19.8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table:formula="of:=[.L28]*[.Y28]" office:value-type="float" office:value="42.7067665109569" calcext:value-type="float">
            <text:p>42.7067665109569</text:p>
          </table:table-cell>
          <table:table-cell table:formula="of:=[.L28]*[.Z28]" office:value-type="float" office:value="30.6954884297503" calcext:value-type="float">
            <text:p>30.6954884297503</text:p>
          </table:table-cell>
          <table:table-cell/>
          <table:table-cell table:formula="of:=[.K28]/(AVERAGE([.AA28];[.AB28])/2)" office:value-type="float" office:value="10.9585906365899" calcext:value-type="float">
            <text:p>10.9585906365899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NGC 6861</text:p>
          </table:table-cell>
          <table:table-cell table:style-name="ce36" office:value-type="string" calcext:value-type="string">
            <text:p>SA0</text:p>
          </table:table-cell>
          <table:table-cell table:style-name="ce36" office:value-type="float" office:value="0.00944" calcext:value-type="float">
            <text:p>0.00944</text:p>
          </table:table-cell>
          <table:table-cell table:style-name="ce36" office:value-type="float" office:value="28.05" calcext:value-type="float">
            <text:p>28.05</text:p>
          </table:table-cell>
          <table:table-cell table:style-name="ce36" office:value-type="float" office:value="5.06" calcext:value-type="float">
            <text:p>5.06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-20.75" calcext:value-type="float">
            <text:p>-20.75</text:p>
          </table:table-cell>
          <table:table-cell table:style-name="ce36" office:value-type="float" office:value="387.24" calcext:value-type="float">
            <text:p>387.24</text:p>
          </table:table-cell>
          <table:table-cell table:style-name="ce36" office:value-type="float" office:value="16.47" calcext:value-type="float">
            <text:p>16.47</text:p>
          </table:table-cell>
          <table:table-cell table:style-name="ce41" table:formula="of:=10^(-4 + 5.35 * LOG10([.H29]))" office:value-type="float" office:value="7009614452.46018" calcext:value-type="float">
            <text:p>7.01E+09</text:p>
          </table:table-cell>
          <table:table-cell table:style-name="ce47" table:formula="of:=0.004302*[.J29]/([.H29]^2)" office:value-type="float" office:value="201.096315924455" calcext:value-type="float">
            <text:p>201.10</text:p>
          </table:table-cell>
          <table:table-cell table:style-name="ce49" table:formula="of:=(PI()/(180*3600))*1000000*[.D29]/((1+[.C29])^2)" office:value-type="float" office:value="133.45864534674" calcext:value-type="float">
            <text:p>133.4586453467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.95" calcext:value-type="float">
            <text:p>1.95</text:p>
          </table:table-cell>
          <table:table-cell table:style-name="ce36" table:formula="of:=[.L29]*[.M29]" office:value-type="float" office:value="1067.66916277392" calcext:value-type="float">
            <text:p>1067.66916277392</text:p>
          </table:table-cell>
          <table:table-cell table:style-name="ce36" table:formula="of:=ACOS([.N29]/[.M29])*180/PI()" office:value-type="float" office:value="75.892025349688" calcext:value-type="float">
            <text:p>75.892025349688</text:p>
          </table:table-cell>
          <table:table-cell table:style-name="ce36" office:value-type="float" office:value="4" calcext:value-type="float">
            <text:p>4</text:p>
          </table:table-cell>
          <table:table-cell office:value-type="string" calcext:value-type="string">
            <text:p>2016.1.01135.S</text:p>
          </table:table-cell>
          <table:table-cell office:value-type="string" calcext:value-type="string">
            <text:p>\cothree</text:p>
          </table:table-cell>
          <table:table-cell table:style-name="ce78" office:value-type="date" office:date-value="2016-11-01" calcext:value-type="date">
            <text:p>2016-11-01</text:p>
          </table:table-cell>
          <table:table-cell office:value-type="float" office:value="2963.52" calcext:value-type="float">
            <text:p>2963.52</text:p>
          </table:table-cell>
          <table:table-cell office:value-type="float" office:value="16.708" calcext:value-type="float">
            <text:p>16.708</text:p>
          </table:table-cell>
          <table:table-cell office:value-type="float" office:value="0.543" calcext:value-type="float">
            <text:p>0.543</text:p>
          </table:table-cell>
          <table:table-cell office:value-type="float" office:value="26.8" calcext:value-type="float">
            <text:p>26.8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table:formula="of:=[.L29]*[.Y29]" office:value-type="float" office:value="34.6992477901525" calcext:value-type="float">
            <text:p>34.6992477901525</text:p>
          </table:table-cell>
          <table:table-cell table:formula="of:=[.L29]*[.Z29]" office:value-type="float" office:value="26.6917290693481" calcext:value-type="float">
            <text:p>26.6917290693481</text:p>
          </table:table-cell>
          <table:table-cell/>
          <table:table-cell table:formula="of:=[.K29]/(AVERAGE([.AA29];[.AB29])/2)" office:value-type="float" office:value="13.1026627176619" calcext:value-type="float">
            <text:p>13.1026627176619</text:p>
          </table:table-cell>
          <table:table-cell table:number-columns-repeated="994"/>
        </table:table-row>
        <table:table-row table:style-name="ro2">
          <table:table-cell table:style-name="ce32" office:value-type="string" calcext:value-type="string">
            <text:p>NGC 6958</text:p>
          </table:table-cell>
          <table:table-cell office:value-type="string" calcext:value-type="string">
            <text:p>cD</text:p>
          </table:table-cell>
          <table:table-cell office:value-type="float" office:value="0.00905" calcext:value-type="float">
            <text:p>0.00905</text:p>
          </table:table-cell>
          <table:table-cell office:value-type="float" office:value="43.12" calcext:value-type="float">
            <text:p>43.12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a</text:p>
          </table:table-cell>
          <table:table-cell office:value-type="float" office:value="-20.86" calcext:value-type="float">
            <text:p>-20.86</text:p>
          </table:table-cell>
          <table:table-cell office:value-type="float" office:value="185.24" calcext:value-type="float">
            <text:p>185.24</text:p>
          </table:table-cell>
          <table:table-cell office:value-type="float" office:value="2.66" calcext:value-type="float">
            <text:p>2.66</text:p>
          </table:table-cell>
          <table:table-cell table:style-name="ce41" table:formula="of:=10^(-4 + 5.35 * LOG10([.H30]))" office:value-type="float" office:value="135637892.093363" calcext:value-type="float">
            <text:p>1.36E+08</text:p>
          </table:table-cell>
          <table:table-cell table:style-name="ce47" table:formula="of:=0.004302*[.J30]/([.H30]^2)" office:value-type="float" office:value="17.0052058438818" calcext:value-type="float">
            <text:p>17.01</text:p>
          </table:table-cell>
          <table:table-cell table:style-name="ce49" table:formula="of:=(PI()/(180*3600))*1000000*[.D30]/((1+[.C30])^2)" office:value-type="float" office:value="205.318576946944" calcext:value-type="float">
            <text:p>205.318576946944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table:style-name="ce36" table:formula="of:=[.L30]*[.M30]" office:value-type="float" office:value="718.615019314303" calcext:value-type="float">
            <text:p>718.615019314303</text:p>
          </table:table-cell>
          <table:table-cell table:style-name="ce36" table:formula="of:=ACOS([.N30]/[.M30])*180/PI()" office:value-type="float" office:value="68.1962520106174" calcext:value-type="float">
            <text:p>68.196252010617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466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4-22" calcext:value-type="date">
            <text:p>2016-04-22</text:p>
          </table:table-cell>
          <table:table-cell office:value-type="float" office:value="241.92" calcext:value-type="float">
            <text:p>241.92</text:p>
          </table:table-cell>
          <table:table-cell office:value-type="float" office:value="24.553" calcext:value-type="float">
            <text:p>24.553</text:p>
          </table:table-cell>
          <table:table-cell office:value-type="float" office:value="0.525" calcext:value-type="float">
            <text:p>0.525</text:p>
          </table:table-cell>
          <table:table-cell office:value-type="float" office:value="20.1" calcext:value-type="float">
            <text:p>20.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4" calcext:value-type="float">
            <text:p>0.024</text:p>
          </table:table-cell>
          <table:table-cell table:formula="of:=[.L30]*[.Y30]" office:value-type="float" office:value="8.62338023177164" calcext:value-type="float">
            <text:p>8.62338023177164</text:p>
          </table:table-cell>
          <table:table-cell table:formula="of:=[.L30]*[.Z30]" office:value-type="float" office:value="4.92764584672665" calcext:value-type="float">
            <text:p>4.92764584672665</text:p>
          </table:table-cell>
          <table:table-cell/>
          <table:table-cell table:formula="of:=[.K30]/(AVERAGE([.AA30];[.AB30])/2)" office:value-type="float" office:value="5.01960685349556" calcext:value-type="float">
            <text:p>5.0196068534955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GC 43387</text:p>
          </table:table-cell>
          <table:table-cell office:value-type="string" calcext:value-type="string">
            <text:p>E1</text:p>
          </table:table-cell>
          <table:table-cell office:value-type="float" office:value="0.02285" calcext:value-type="float">
            <text:p>0.02285</text:p>
          </table:table-cell>
          <table:table-cell office:value-type="float" office:value="109.52" calcext:value-type="float">
            <text:p>109.52</text:p>
          </table:table-cell>
          <table:table-cell office:value-type="float" office:value="7.67" calcext:value-type="float">
            <text:p>7.67</text:p>
          </table:table-cell>
          <table:table-cell office:value-type="string" calcext:value-type="string">
            <text:p>a</text:p>
          </table:table-cell>
          <table:table-cell office:value-type="float" office:value="-20.4" calcext:value-type="float">
            <text:p>-20.4</text:p>
          </table:table-cell>
          <table:table-cell office:value-type="float" office:value="213.49" calcext:value-type="float">
            <text:p>213.49</text:p>
          </table:table-cell>
          <table:table-cell office:value-type="float" office:value="6.84" calcext:value-type="float">
            <text:p>6.84</text:p>
          </table:table-cell>
          <table:table-cell table:style-name="ce41" table:formula="of:=10^(-4 + 5.35 * LOG10([.H31]))" office:value-type="float" office:value="289847677.065161" calcext:value-type="float">
            <text:p>2.90E+08</text:p>
          </table:table-cell>
          <table:table-cell table:style-name="ce47" table:formula="of:=0.004302*[.J31]/([.H31]^2)" office:value-type="float" office:value="27.3580510588341" calcext:value-type="float">
            <text:p>27.36</text:p>
          </table:table-cell>
          <table:table-cell table:style-name="ce49" table:formula="of:=(PI()/(180*3600))*1000000*[.D31]/((1+[.C31])^2)" office:value-type="float" office:value="507.509765022354" calcext:value-type="float">
            <text:p>507.509765022354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  <table:table-cell table:style-name="ce36" table:formula="of:=[.L31]*[.M31]" office:value-type="float" office:value="1674.78222457377" calcext:value-type="float">
            <text:p>1674.78222457377</text:p>
          </table:table-cell>
          <table:table-cell table:style-name="ce36" table:formula="of:=ACOS([.N31]/[.M31])*180/PI()" office:value-type="float" office:value="43.3417582272224" calcext:value-type="float">
            <text:p>43.341758227222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015.1.00598.S</text:p>
          </table:table-cell>
          <table:table-cell office:value-type="string" calcext:value-type="string">
            <text:p>\cotwo</text:p>
          </table:table-cell>
          <table:table-cell table:style-name="ce78" office:value-type="date" office:date-value="2016-06-05" calcext:value-type="date">
            <text:p>2016-06-05</text:p>
          </table:table-cell>
          <table:table-cell office:value-type="float" office:value="695.52" calcext:value-type="float">
            <text:p>695.52</text:p>
          </table:table-cell>
          <table:table-cell office:value-type="float" office:value="24.863" calcext:value-type="float">
            <text:p>24.863</text:p>
          </table:table-cell>
          <table:table-cell office:value-type="float" office:value="0.814" calcext:value-type="float">
            <text:p>0.814</text:p>
          </table:table-cell>
          <table:table-cell office:value-type="float" office:value="29.2" calcext:value-type="float">
            <text:p>29.2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formula="of:=[.L31]*[.Y31]" office:value-type="float" office:value="390.782519067213" calcext:value-type="float">
            <text:p>390.782519067213</text:p>
          </table:table-cell>
          <table:table-cell table:formula="of:=[.L31]*[.Z31]" office:value-type="float" office:value="268.980175461848" calcext:value-type="float">
            <text:p>268.980175461848</text:p>
          </table:table-cell>
          <table:table-cell/>
          <table:table-cell table:formula="of:=[.K31]/(AVERAGE([.AA31];[.AB31])/2)" office:value-type="float" office:value="0.165866007797621" calcext:value-type="float">
            <text:p>0.165866007797621</text:p>
          </table:table-cell>
          <table:table-cell table:number-columns-repeated="99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arget Parameters'.AD1:'Target Parameters'.AD1048576">
            <calcext:condition calcext:apply-style-name="Good" calcext:value="&gt;=1" calcext:base-cell-address="'Target Parameters'.AD1"/>
          </calcext:conditional-format>
        </calcext:conditional-formats>
      </table:table>
      <table:named-expressions/>
      <table:database-ranges>
        <table:database-range table:name="__Anonymous_Sheet_DB__0" table:target-range-address="'Target Parameters'.A1:'Target Parameters'.AD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afd095" style:diagonal-bl-tr="none" style:diagonal-tl-br="none"/>
      <style:text-properties fo:color="#127622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ood_20_Purple" style:display-name="Good Purple" style:family="table-cell" style:parent-style-name="Good">
      <style:table-cell-properties fo:background-color="#ad82cf"/>
      <style:text-properties fo:color="#55308d"/>
    </style:style>
    <style:style style:name="Blue" style:family="table-cell" style:parent-style-name="Good">
      <style:table-cell-properties fo:background-color="#63bbee"/>
      <style:text-properties fo:color="#000000"/>
    </style:style>
    <style:style style:name="Yellow" style:family="table-cell" style:parent-style-name="Blue">
      <style:table-cell-properties fo:background-color="#f5cd53"/>
    </style:style>
    <style:style style:name="Violet" style:family="table-cell" style:parent-style-name="Blue">
      <style:table-cell-properties fo:background-color="#8e03a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6:44:51.813711866</meta:creation-date>
    <dc:date>2024-03-28T18:01:51.487004416</dc:date>
    <meta:editing-duration>P3DT14H17M29S</meta:editing-duration>
    <meta:editing-cycles>152</meta:editing-cycles>
    <meta:generator>LibreOffice/7.3.7.2$Linux_X86_64 LibreOffice_project/30$Build-2</meta:generator>
    <meta:document-statistic meta:table-count="1" meta:cell-count="908" meta:object-count="0"/>
  </office:meta>
</office:document-meta>
</file>